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>
            <text:p>6d6 roll</text:p>
          </table:table-cell>
          <table:table-cell office:value-type="string">
            <text:p>Frequency</text:p>
          </table:table-cell>
          <table:table-cell office:value-type="string">
            <text:p>Odds (1:n)</text:p>
          </table:table-cell>
          <table:table-cell office:value-type="string">
            <text:p>Probability</text:p>
          </table:table-cell>
        </table:table-row>
        <table:table-row table:style-name="ro1">
          <table:table-cell office:value-type="float" office:value="111111">
            <text:p>111111</text:p>
          </table:table-cell>
          <table:table-cell office:value-type="float" office:value="1">
            <text:p>1</text:p>
          </table:table-cell>
          <table:table-cell table:formula="of:= 46656 / [.B2]" office:value-type="float" office:value="46656">
            <text:p>46656</text:p>
          </table:table-cell>
          <table:table-cell table:formula="of:= [.B2] / 46656" office:value-type="percentage" office:value="0.0000214334705075446">
            <text:p>0.0021%</text:p>
          </table:table-cell>
        </table:table-row>
        <table:table-row table:style-name="ro1">
          <table:table-cell office:value-type="float" office:value="111112">
            <text:p>111112</text:p>
          </table:table-cell>
          <table:table-cell office:value-type="float" office:value="6">
            <text:p>6</text:p>
          </table:table-cell>
          <table:table-cell table:formula="of:= 46656 / [.B3]" office:value-type="float" office:value="7776">
            <text:p>7776</text:p>
          </table:table-cell>
          <table:table-cell table:formula="of:= [.B3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111113">
            <text:p>111113</text:p>
          </table:table-cell>
          <table:table-cell office:value-type="float" office:value="6">
            <text:p>6</text:p>
          </table:table-cell>
          <table:table-cell table:formula="of:= 46656 / [.B4]" office:value-type="float" office:value="7776">
            <text:p>7776</text:p>
          </table:table-cell>
          <table:table-cell table:formula="of:= [.B4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111114">
            <text:p>111114</text:p>
          </table:table-cell>
          <table:table-cell office:value-type="float" office:value="6">
            <text:p>6</text:p>
          </table:table-cell>
          <table:table-cell table:formula="of:= 46656 / [.B5]" office:value-type="float" office:value="7776">
            <text:p>7776</text:p>
          </table:table-cell>
          <table:table-cell table:formula="of:= [.B5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111115">
            <text:p>111115</text:p>
          </table:table-cell>
          <table:table-cell office:value-type="float" office:value="6">
            <text:p>6</text:p>
          </table:table-cell>
          <table:table-cell table:formula="of:= 46656 / [.B6]" office:value-type="float" office:value="7776">
            <text:p>7776</text:p>
          </table:table-cell>
          <table:table-cell table:formula="of:= [.B6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111116">
            <text:p>111116</text:p>
          </table:table-cell>
          <table:table-cell office:value-type="float" office:value="6">
            <text:p>6</text:p>
          </table:table-cell>
          <table:table-cell table:formula="of:= 46656 / [.B7]" office:value-type="float" office:value="7776">
            <text:p>7776</text:p>
          </table:table-cell>
          <table:table-cell table:formula="of:= [.B7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111122">
            <text:p>111122</text:p>
          </table:table-cell>
          <table:table-cell office:value-type="float" office:value="15">
            <text:p>15</text:p>
          </table:table-cell>
          <table:table-cell table:formula="of:= 46656 / [.B8]" office:value-type="float" office:value="3110.4">
            <text:p>3110.4</text:p>
          </table:table-cell>
          <table:table-cell table:formula="of:= [.B8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111123">
            <text:p>111123</text:p>
          </table:table-cell>
          <table:table-cell office:value-type="float" office:value="30">
            <text:p>30</text:p>
          </table:table-cell>
          <table:table-cell table:formula="of:= 46656 / [.B9]" office:value-type="float" office:value="1555.2">
            <text:p>1555.2</text:p>
          </table:table-cell>
          <table:table-cell table:formula="of:= [.B9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11124">
            <text:p>111124</text:p>
          </table:table-cell>
          <table:table-cell office:value-type="float" office:value="30">
            <text:p>30</text:p>
          </table:table-cell>
          <table:table-cell table:formula="of:= 46656 / [.B10]" office:value-type="float" office:value="1555.2">
            <text:p>1555.2</text:p>
          </table:table-cell>
          <table:table-cell table:formula="of:= [.B10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11125">
            <text:p>111125</text:p>
          </table:table-cell>
          <table:table-cell office:value-type="float" office:value="30">
            <text:p>30</text:p>
          </table:table-cell>
          <table:table-cell table:formula="of:= 46656 / [.B11]" office:value-type="float" office:value="1555.2">
            <text:p>1555.2</text:p>
          </table:table-cell>
          <table:table-cell table:formula="of:= [.B11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11126">
            <text:p>111126</text:p>
          </table:table-cell>
          <table:table-cell office:value-type="float" office:value="30">
            <text:p>30</text:p>
          </table:table-cell>
          <table:table-cell table:formula="of:= 46656 / [.B12]" office:value-type="float" office:value="1555.2">
            <text:p>1555.2</text:p>
          </table:table-cell>
          <table:table-cell table:formula="of:= [.B12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11133">
            <text:p>111133</text:p>
          </table:table-cell>
          <table:table-cell office:value-type="float" office:value="15">
            <text:p>15</text:p>
          </table:table-cell>
          <table:table-cell table:formula="of:= 46656 / [.B13]" office:value-type="float" office:value="3110.4">
            <text:p>3110.4</text:p>
          </table:table-cell>
          <table:table-cell table:formula="of:= [.B13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111134">
            <text:p>111134</text:p>
          </table:table-cell>
          <table:table-cell office:value-type="float" office:value="30">
            <text:p>30</text:p>
          </table:table-cell>
          <table:table-cell table:formula="of:= 46656 / [.B14]" office:value-type="float" office:value="1555.2">
            <text:p>1555.2</text:p>
          </table:table-cell>
          <table:table-cell table:formula="of:= [.B14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11135">
            <text:p>111135</text:p>
          </table:table-cell>
          <table:table-cell office:value-type="float" office:value="30">
            <text:p>30</text:p>
          </table:table-cell>
          <table:table-cell table:formula="of:= 46656 / [.B15]" office:value-type="float" office:value="1555.2">
            <text:p>1555.2</text:p>
          </table:table-cell>
          <table:table-cell table:formula="of:= [.B15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11136">
            <text:p>111136</text:p>
          </table:table-cell>
          <table:table-cell office:value-type="float" office:value="30">
            <text:p>30</text:p>
          </table:table-cell>
          <table:table-cell table:formula="of:= 46656 / [.B16]" office:value-type="float" office:value="1555.2">
            <text:p>1555.2</text:p>
          </table:table-cell>
          <table:table-cell table:formula="of:= [.B16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11144">
            <text:p>111144</text:p>
          </table:table-cell>
          <table:table-cell office:value-type="float" office:value="15">
            <text:p>15</text:p>
          </table:table-cell>
          <table:table-cell table:formula="of:= 46656 / [.B17]" office:value-type="float" office:value="3110.4">
            <text:p>3110.4</text:p>
          </table:table-cell>
          <table:table-cell table:formula="of:= [.B17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111145">
            <text:p>111145</text:p>
          </table:table-cell>
          <table:table-cell office:value-type="float" office:value="30">
            <text:p>30</text:p>
          </table:table-cell>
          <table:table-cell table:formula="of:= 46656 / [.B18]" office:value-type="float" office:value="1555.2">
            <text:p>1555.2</text:p>
          </table:table-cell>
          <table:table-cell table:formula="of:= [.B18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11146">
            <text:p>111146</text:p>
          </table:table-cell>
          <table:table-cell office:value-type="float" office:value="30">
            <text:p>30</text:p>
          </table:table-cell>
          <table:table-cell table:formula="of:= 46656 / [.B19]" office:value-type="float" office:value="1555.2">
            <text:p>1555.2</text:p>
          </table:table-cell>
          <table:table-cell table:formula="of:= [.B19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11155">
            <text:p>111155</text:p>
          </table:table-cell>
          <table:table-cell office:value-type="float" office:value="15">
            <text:p>15</text:p>
          </table:table-cell>
          <table:table-cell table:formula="of:= 46656 / [.B20]" office:value-type="float" office:value="3110.4">
            <text:p>3110.4</text:p>
          </table:table-cell>
          <table:table-cell table:formula="of:= [.B20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111156">
            <text:p>111156</text:p>
          </table:table-cell>
          <table:table-cell office:value-type="float" office:value="30">
            <text:p>30</text:p>
          </table:table-cell>
          <table:table-cell table:formula="of:= 46656 / [.B21]" office:value-type="float" office:value="1555.2">
            <text:p>1555.2</text:p>
          </table:table-cell>
          <table:table-cell table:formula="of:= [.B21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11166">
            <text:p>111166</text:p>
          </table:table-cell>
          <table:table-cell office:value-type="float" office:value="15">
            <text:p>15</text:p>
          </table:table-cell>
          <table:table-cell table:formula="of:= 46656 / [.B22]" office:value-type="float" office:value="3110.4">
            <text:p>3110.4</text:p>
          </table:table-cell>
          <table:table-cell table:formula="of:= [.B22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111222">
            <text:p>111222</text:p>
          </table:table-cell>
          <table:table-cell office:value-type="float" office:value="20">
            <text:p>20</text:p>
          </table:table-cell>
          <table:table-cell table:formula="of:= 46656 / [.B23]" office:value-type="float" office:value="2332.8">
            <text:p>2332.8</text:p>
          </table:table-cell>
          <table:table-cell table:formula="of:= [.B23] / 46656" office:value-type="percentage" office:value="0.000428669410150892">
            <text:p>0.0429%</text:p>
          </table:table-cell>
        </table:table-row>
        <table:table-row table:style-name="ro1">
          <table:table-cell office:value-type="float" office:value="111223">
            <text:p>111223</text:p>
          </table:table-cell>
          <table:table-cell office:value-type="float" office:value="60">
            <text:p>60</text:p>
          </table:table-cell>
          <table:table-cell table:formula="of:= 46656 / [.B24]" office:value-type="float" office:value="777.6">
            <text:p>777.6</text:p>
          </table:table-cell>
          <table:table-cell table:formula="of:= [.B24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1224">
            <text:p>111224</text:p>
          </table:table-cell>
          <table:table-cell office:value-type="float" office:value="60">
            <text:p>60</text:p>
          </table:table-cell>
          <table:table-cell table:formula="of:= 46656 / [.B25]" office:value-type="float" office:value="777.6">
            <text:p>777.6</text:p>
          </table:table-cell>
          <table:table-cell table:formula="of:= [.B25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1225">
            <text:p>111225</text:p>
          </table:table-cell>
          <table:table-cell office:value-type="float" office:value="60">
            <text:p>60</text:p>
          </table:table-cell>
          <table:table-cell table:formula="of:= 46656 / [.B26]" office:value-type="float" office:value="777.6">
            <text:p>777.6</text:p>
          </table:table-cell>
          <table:table-cell table:formula="of:= [.B26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1226">
            <text:p>111226</text:p>
          </table:table-cell>
          <table:table-cell office:value-type="float" office:value="60">
            <text:p>60</text:p>
          </table:table-cell>
          <table:table-cell table:formula="of:= 46656 / [.B27]" office:value-type="float" office:value="777.6">
            <text:p>777.6</text:p>
          </table:table-cell>
          <table:table-cell table:formula="of:= [.B27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1233">
            <text:p>111233</text:p>
          </table:table-cell>
          <table:table-cell office:value-type="float" office:value="60">
            <text:p>60</text:p>
          </table:table-cell>
          <table:table-cell table:formula="of:= 46656 / [.B28]" office:value-type="float" office:value="777.6">
            <text:p>777.6</text:p>
          </table:table-cell>
          <table:table-cell table:formula="of:= [.B28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1234">
            <text:p>111234</text:p>
          </table:table-cell>
          <table:table-cell office:value-type="float" office:value="120">
            <text:p>120</text:p>
          </table:table-cell>
          <table:table-cell table:formula="of:= 46656 / [.B29]" office:value-type="float" office:value="388.8">
            <text:p>388.8</text:p>
          </table:table-cell>
          <table:table-cell table:formula="of:= [.B29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11235">
            <text:p>111235</text:p>
          </table:table-cell>
          <table:table-cell office:value-type="float" office:value="120">
            <text:p>120</text:p>
          </table:table-cell>
          <table:table-cell table:formula="of:= 46656 / [.B30]" office:value-type="float" office:value="388.8">
            <text:p>388.8</text:p>
          </table:table-cell>
          <table:table-cell table:formula="of:= [.B30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11236">
            <text:p>111236</text:p>
          </table:table-cell>
          <table:table-cell office:value-type="float" office:value="120">
            <text:p>120</text:p>
          </table:table-cell>
          <table:table-cell table:formula="of:= 46656 / [.B31]" office:value-type="float" office:value="388.8">
            <text:p>388.8</text:p>
          </table:table-cell>
          <table:table-cell table:formula="of:= [.B31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11244">
            <text:p>111244</text:p>
          </table:table-cell>
          <table:table-cell office:value-type="float" office:value="60">
            <text:p>60</text:p>
          </table:table-cell>
          <table:table-cell table:formula="of:= 46656 / [.B32]" office:value-type="float" office:value="777.6">
            <text:p>777.6</text:p>
          </table:table-cell>
          <table:table-cell table:formula="of:= [.B32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1245">
            <text:p>111245</text:p>
          </table:table-cell>
          <table:table-cell office:value-type="float" office:value="120">
            <text:p>120</text:p>
          </table:table-cell>
          <table:table-cell table:formula="of:= 46656 / [.B33]" office:value-type="float" office:value="388.8">
            <text:p>388.8</text:p>
          </table:table-cell>
          <table:table-cell table:formula="of:= [.B33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11246">
            <text:p>111246</text:p>
          </table:table-cell>
          <table:table-cell office:value-type="float" office:value="120">
            <text:p>120</text:p>
          </table:table-cell>
          <table:table-cell table:formula="of:= 46656 / [.B34]" office:value-type="float" office:value="388.8">
            <text:p>388.8</text:p>
          </table:table-cell>
          <table:table-cell table:formula="of:= [.B34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11255">
            <text:p>111255</text:p>
          </table:table-cell>
          <table:table-cell office:value-type="float" office:value="60">
            <text:p>60</text:p>
          </table:table-cell>
          <table:table-cell table:formula="of:= 46656 / [.B35]" office:value-type="float" office:value="777.6">
            <text:p>777.6</text:p>
          </table:table-cell>
          <table:table-cell table:formula="of:= [.B35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1256">
            <text:p>111256</text:p>
          </table:table-cell>
          <table:table-cell office:value-type="float" office:value="120">
            <text:p>120</text:p>
          </table:table-cell>
          <table:table-cell table:formula="of:= 46656 / [.B36]" office:value-type="float" office:value="388.8">
            <text:p>388.8</text:p>
          </table:table-cell>
          <table:table-cell table:formula="of:= [.B36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11266">
            <text:p>111266</text:p>
          </table:table-cell>
          <table:table-cell office:value-type="float" office:value="60">
            <text:p>60</text:p>
          </table:table-cell>
          <table:table-cell table:formula="of:= 46656 / [.B37]" office:value-type="float" office:value="777.6">
            <text:p>777.6</text:p>
          </table:table-cell>
          <table:table-cell table:formula="of:= [.B37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1333">
            <text:p>111333</text:p>
          </table:table-cell>
          <table:table-cell office:value-type="float" office:value="20">
            <text:p>20</text:p>
          </table:table-cell>
          <table:table-cell table:formula="of:= 46656 / [.B38]" office:value-type="float" office:value="2332.8">
            <text:p>2332.8</text:p>
          </table:table-cell>
          <table:table-cell table:formula="of:= [.B38] / 46656" office:value-type="percentage" office:value="0.000428669410150892">
            <text:p>0.0429%</text:p>
          </table:table-cell>
        </table:table-row>
        <table:table-row table:style-name="ro1">
          <table:table-cell office:value-type="float" office:value="111334">
            <text:p>111334</text:p>
          </table:table-cell>
          <table:table-cell office:value-type="float" office:value="60">
            <text:p>60</text:p>
          </table:table-cell>
          <table:table-cell table:formula="of:= 46656 / [.B39]" office:value-type="float" office:value="777.6">
            <text:p>777.6</text:p>
          </table:table-cell>
          <table:table-cell table:formula="of:= [.B39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1335">
            <text:p>111335</text:p>
          </table:table-cell>
          <table:table-cell office:value-type="float" office:value="60">
            <text:p>60</text:p>
          </table:table-cell>
          <table:table-cell table:formula="of:= 46656 / [.B40]" office:value-type="float" office:value="777.6">
            <text:p>777.6</text:p>
          </table:table-cell>
          <table:table-cell table:formula="of:= [.B40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1336">
            <text:p>111336</text:p>
          </table:table-cell>
          <table:table-cell office:value-type="float" office:value="60">
            <text:p>60</text:p>
          </table:table-cell>
          <table:table-cell table:formula="of:= 46656 / [.B41]" office:value-type="float" office:value="777.6">
            <text:p>777.6</text:p>
          </table:table-cell>
          <table:table-cell table:formula="of:= [.B41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1344">
            <text:p>111344</text:p>
          </table:table-cell>
          <table:table-cell office:value-type="float" office:value="60">
            <text:p>60</text:p>
          </table:table-cell>
          <table:table-cell table:formula="of:= 46656 / [.B42]" office:value-type="float" office:value="777.6">
            <text:p>777.6</text:p>
          </table:table-cell>
          <table:table-cell table:formula="of:= [.B42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1345">
            <text:p>111345</text:p>
          </table:table-cell>
          <table:table-cell office:value-type="float" office:value="120">
            <text:p>120</text:p>
          </table:table-cell>
          <table:table-cell table:formula="of:= 46656 / [.B43]" office:value-type="float" office:value="388.8">
            <text:p>388.8</text:p>
          </table:table-cell>
          <table:table-cell table:formula="of:= [.B43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11346">
            <text:p>111346</text:p>
          </table:table-cell>
          <table:table-cell office:value-type="float" office:value="120">
            <text:p>120</text:p>
          </table:table-cell>
          <table:table-cell table:formula="of:= 46656 / [.B44]" office:value-type="float" office:value="388.8">
            <text:p>388.8</text:p>
          </table:table-cell>
          <table:table-cell table:formula="of:= [.B44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11355">
            <text:p>111355</text:p>
          </table:table-cell>
          <table:table-cell office:value-type="float" office:value="60">
            <text:p>60</text:p>
          </table:table-cell>
          <table:table-cell table:formula="of:= 46656 / [.B45]" office:value-type="float" office:value="777.6">
            <text:p>777.6</text:p>
          </table:table-cell>
          <table:table-cell table:formula="of:= [.B45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1356">
            <text:p>111356</text:p>
          </table:table-cell>
          <table:table-cell office:value-type="float" office:value="120">
            <text:p>120</text:p>
          </table:table-cell>
          <table:table-cell table:formula="of:= 46656 / [.B46]" office:value-type="float" office:value="388.8">
            <text:p>388.8</text:p>
          </table:table-cell>
          <table:table-cell table:formula="of:= [.B46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11366">
            <text:p>111366</text:p>
          </table:table-cell>
          <table:table-cell office:value-type="float" office:value="60">
            <text:p>60</text:p>
          </table:table-cell>
          <table:table-cell table:formula="of:= 46656 / [.B47]" office:value-type="float" office:value="777.6">
            <text:p>777.6</text:p>
          </table:table-cell>
          <table:table-cell table:formula="of:= [.B47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1444">
            <text:p>111444</text:p>
          </table:table-cell>
          <table:table-cell office:value-type="float" office:value="20">
            <text:p>20</text:p>
          </table:table-cell>
          <table:table-cell table:formula="of:= 46656 / [.B48]" office:value-type="float" office:value="2332.8">
            <text:p>2332.8</text:p>
          </table:table-cell>
          <table:table-cell table:formula="of:= [.B48] / 46656" office:value-type="percentage" office:value="0.000428669410150892">
            <text:p>0.0429%</text:p>
          </table:table-cell>
        </table:table-row>
        <table:table-row table:style-name="ro1">
          <table:table-cell office:value-type="float" office:value="111445">
            <text:p>111445</text:p>
          </table:table-cell>
          <table:table-cell office:value-type="float" office:value="60">
            <text:p>60</text:p>
          </table:table-cell>
          <table:table-cell table:formula="of:= 46656 / [.B49]" office:value-type="float" office:value="777.6">
            <text:p>777.6</text:p>
          </table:table-cell>
          <table:table-cell table:formula="of:= [.B49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1446">
            <text:p>111446</text:p>
          </table:table-cell>
          <table:table-cell office:value-type="float" office:value="60">
            <text:p>60</text:p>
          </table:table-cell>
          <table:table-cell table:formula="of:= 46656 / [.B50]" office:value-type="float" office:value="777.6">
            <text:p>777.6</text:p>
          </table:table-cell>
          <table:table-cell table:formula="of:= [.B50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1455">
            <text:p>111455</text:p>
          </table:table-cell>
          <table:table-cell office:value-type="float" office:value="60">
            <text:p>60</text:p>
          </table:table-cell>
          <table:table-cell table:formula="of:= 46656 / [.B51]" office:value-type="float" office:value="777.6">
            <text:p>777.6</text:p>
          </table:table-cell>
          <table:table-cell table:formula="of:= [.B51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1456">
            <text:p>111456</text:p>
          </table:table-cell>
          <table:table-cell office:value-type="float" office:value="120">
            <text:p>120</text:p>
          </table:table-cell>
          <table:table-cell table:formula="of:= 46656 / [.B52]" office:value-type="float" office:value="388.8">
            <text:p>388.8</text:p>
          </table:table-cell>
          <table:table-cell table:formula="of:= [.B52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11466">
            <text:p>111466</text:p>
          </table:table-cell>
          <table:table-cell office:value-type="float" office:value="60">
            <text:p>60</text:p>
          </table:table-cell>
          <table:table-cell table:formula="of:= 46656 / [.B53]" office:value-type="float" office:value="777.6">
            <text:p>777.6</text:p>
          </table:table-cell>
          <table:table-cell table:formula="of:= [.B53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1555">
            <text:p>111555</text:p>
          </table:table-cell>
          <table:table-cell office:value-type="float" office:value="20">
            <text:p>20</text:p>
          </table:table-cell>
          <table:table-cell table:formula="of:= 46656 / [.B54]" office:value-type="float" office:value="2332.8">
            <text:p>2332.8</text:p>
          </table:table-cell>
          <table:table-cell table:formula="of:= [.B54] / 46656" office:value-type="percentage" office:value="0.000428669410150892">
            <text:p>0.0429%</text:p>
          </table:table-cell>
        </table:table-row>
        <table:table-row table:style-name="ro1">
          <table:table-cell office:value-type="float" office:value="111556">
            <text:p>111556</text:p>
          </table:table-cell>
          <table:table-cell office:value-type="float" office:value="60">
            <text:p>60</text:p>
          </table:table-cell>
          <table:table-cell table:formula="of:= 46656 / [.B55]" office:value-type="float" office:value="777.6">
            <text:p>777.6</text:p>
          </table:table-cell>
          <table:table-cell table:formula="of:= [.B55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1566">
            <text:p>111566</text:p>
          </table:table-cell>
          <table:table-cell office:value-type="float" office:value="60">
            <text:p>60</text:p>
          </table:table-cell>
          <table:table-cell table:formula="of:= 46656 / [.B56]" office:value-type="float" office:value="777.6">
            <text:p>777.6</text:p>
          </table:table-cell>
          <table:table-cell table:formula="of:= [.B56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1666">
            <text:p>111666</text:p>
          </table:table-cell>
          <table:table-cell office:value-type="float" office:value="20">
            <text:p>20</text:p>
          </table:table-cell>
          <table:table-cell table:formula="of:= 46656 / [.B57]" office:value-type="float" office:value="2332.8">
            <text:p>2332.8</text:p>
          </table:table-cell>
          <table:table-cell table:formula="of:= [.B57] / 46656" office:value-type="percentage" office:value="0.000428669410150892">
            <text:p>0.0429%</text:p>
          </table:table-cell>
        </table:table-row>
        <table:table-row table:style-name="ro1">
          <table:table-cell office:value-type="float" office:value="112222">
            <text:p>112222</text:p>
          </table:table-cell>
          <table:table-cell office:value-type="float" office:value="15">
            <text:p>15</text:p>
          </table:table-cell>
          <table:table-cell table:formula="of:= 46656 / [.B58]" office:value-type="float" office:value="3110.4">
            <text:p>3110.4</text:p>
          </table:table-cell>
          <table:table-cell table:formula="of:= [.B58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112223">
            <text:p>112223</text:p>
          </table:table-cell>
          <table:table-cell office:value-type="float" office:value="60">
            <text:p>60</text:p>
          </table:table-cell>
          <table:table-cell table:formula="of:= 46656 / [.B59]" office:value-type="float" office:value="777.6">
            <text:p>777.6</text:p>
          </table:table-cell>
          <table:table-cell table:formula="of:= [.B59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2224">
            <text:p>112224</text:p>
          </table:table-cell>
          <table:table-cell office:value-type="float" office:value="60">
            <text:p>60</text:p>
          </table:table-cell>
          <table:table-cell table:formula="of:= 46656 / [.B60]" office:value-type="float" office:value="777.6">
            <text:p>777.6</text:p>
          </table:table-cell>
          <table:table-cell table:formula="of:= [.B60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2225">
            <text:p>112225</text:p>
          </table:table-cell>
          <table:table-cell office:value-type="float" office:value="60">
            <text:p>60</text:p>
          </table:table-cell>
          <table:table-cell table:formula="of:= 46656 / [.B61]" office:value-type="float" office:value="777.6">
            <text:p>777.6</text:p>
          </table:table-cell>
          <table:table-cell table:formula="of:= [.B61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2226">
            <text:p>112226</text:p>
          </table:table-cell>
          <table:table-cell office:value-type="float" office:value="60">
            <text:p>60</text:p>
          </table:table-cell>
          <table:table-cell table:formula="of:= 46656 / [.B62]" office:value-type="float" office:value="777.6">
            <text:p>777.6</text:p>
          </table:table-cell>
          <table:table-cell table:formula="of:= [.B62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2233">
            <text:p>112233</text:p>
          </table:table-cell>
          <table:table-cell office:value-type="float" office:value="90">
            <text:p>90</text:p>
          </table:table-cell>
          <table:table-cell table:formula="of:= 46656 / [.B63]" office:value-type="float" office:value="518.4">
            <text:p>518.4</text:p>
          </table:table-cell>
          <table:table-cell table:formula="of:= [.B63] / 46656" office:value-type="percentage" office:value="0.00192901234567901">
            <text:p>0.1929%</text:p>
          </table:table-cell>
        </table:table-row>
        <table:table-row table:style-name="ro1">
          <table:table-cell office:value-type="float" office:value="112234">
            <text:p>112234</text:p>
          </table:table-cell>
          <table:table-cell office:value-type="float" office:value="180">
            <text:p>180</text:p>
          </table:table-cell>
          <table:table-cell table:formula="of:= 46656 / [.B64]" office:value-type="float" office:value="259.2">
            <text:p>259.2</text:p>
          </table:table-cell>
          <table:table-cell table:formula="of:= [.B64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2235">
            <text:p>112235</text:p>
          </table:table-cell>
          <table:table-cell office:value-type="float" office:value="180">
            <text:p>180</text:p>
          </table:table-cell>
          <table:table-cell table:formula="of:= 46656 / [.B65]" office:value-type="float" office:value="259.2">
            <text:p>259.2</text:p>
          </table:table-cell>
          <table:table-cell table:formula="of:= [.B65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2236">
            <text:p>112236</text:p>
          </table:table-cell>
          <table:table-cell office:value-type="float" office:value="180">
            <text:p>180</text:p>
          </table:table-cell>
          <table:table-cell table:formula="of:= 46656 / [.B66]" office:value-type="float" office:value="259.2">
            <text:p>259.2</text:p>
          </table:table-cell>
          <table:table-cell table:formula="of:= [.B66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2244">
            <text:p>112244</text:p>
          </table:table-cell>
          <table:table-cell office:value-type="float" office:value="90">
            <text:p>90</text:p>
          </table:table-cell>
          <table:table-cell table:formula="of:= 46656 / [.B67]" office:value-type="float" office:value="518.4">
            <text:p>518.4</text:p>
          </table:table-cell>
          <table:table-cell table:formula="of:= [.B67] / 46656" office:value-type="percentage" office:value="0.00192901234567901">
            <text:p>0.1929%</text:p>
          </table:table-cell>
        </table:table-row>
        <table:table-row table:style-name="ro1">
          <table:table-cell office:value-type="float" office:value="112245">
            <text:p>112245</text:p>
          </table:table-cell>
          <table:table-cell office:value-type="float" office:value="180">
            <text:p>180</text:p>
          </table:table-cell>
          <table:table-cell table:formula="of:= 46656 / [.B68]" office:value-type="float" office:value="259.2">
            <text:p>259.2</text:p>
          </table:table-cell>
          <table:table-cell table:formula="of:= [.B68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2246">
            <text:p>112246</text:p>
          </table:table-cell>
          <table:table-cell office:value-type="float" office:value="180">
            <text:p>180</text:p>
          </table:table-cell>
          <table:table-cell table:formula="of:= 46656 / [.B69]" office:value-type="float" office:value="259.2">
            <text:p>259.2</text:p>
          </table:table-cell>
          <table:table-cell table:formula="of:= [.B69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2255">
            <text:p>112255</text:p>
          </table:table-cell>
          <table:table-cell office:value-type="float" office:value="90">
            <text:p>90</text:p>
          </table:table-cell>
          <table:table-cell table:formula="of:= 46656 / [.B70]" office:value-type="float" office:value="518.4">
            <text:p>518.4</text:p>
          </table:table-cell>
          <table:table-cell table:formula="of:= [.B70] / 46656" office:value-type="percentage" office:value="0.00192901234567901">
            <text:p>0.1929%</text:p>
          </table:table-cell>
        </table:table-row>
        <table:table-row table:style-name="ro1">
          <table:table-cell office:value-type="float" office:value="112256">
            <text:p>112256</text:p>
          </table:table-cell>
          <table:table-cell office:value-type="float" office:value="180">
            <text:p>180</text:p>
          </table:table-cell>
          <table:table-cell table:formula="of:= 46656 / [.B71]" office:value-type="float" office:value="259.2">
            <text:p>259.2</text:p>
          </table:table-cell>
          <table:table-cell table:formula="of:= [.B71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2266">
            <text:p>112266</text:p>
          </table:table-cell>
          <table:table-cell office:value-type="float" office:value="90">
            <text:p>90</text:p>
          </table:table-cell>
          <table:table-cell table:formula="of:= 46656 / [.B72]" office:value-type="float" office:value="518.4">
            <text:p>518.4</text:p>
          </table:table-cell>
          <table:table-cell table:formula="of:= [.B72] / 46656" office:value-type="percentage" office:value="0.00192901234567901">
            <text:p>0.1929%</text:p>
          </table:table-cell>
        </table:table-row>
        <table:table-row table:style-name="ro1">
          <table:table-cell office:value-type="float" office:value="112333">
            <text:p>112333</text:p>
          </table:table-cell>
          <table:table-cell office:value-type="float" office:value="60">
            <text:p>60</text:p>
          </table:table-cell>
          <table:table-cell table:formula="of:= 46656 / [.B73]" office:value-type="float" office:value="777.6">
            <text:p>777.6</text:p>
          </table:table-cell>
          <table:table-cell table:formula="of:= [.B73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2334">
            <text:p>112334</text:p>
          </table:table-cell>
          <table:table-cell office:value-type="float" office:value="180">
            <text:p>180</text:p>
          </table:table-cell>
          <table:table-cell table:formula="of:= 46656 / [.B74]" office:value-type="float" office:value="259.2">
            <text:p>259.2</text:p>
          </table:table-cell>
          <table:table-cell table:formula="of:= [.B74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2335">
            <text:p>112335</text:p>
          </table:table-cell>
          <table:table-cell office:value-type="float" office:value="180">
            <text:p>180</text:p>
          </table:table-cell>
          <table:table-cell table:formula="of:= 46656 / [.B75]" office:value-type="float" office:value="259.2">
            <text:p>259.2</text:p>
          </table:table-cell>
          <table:table-cell table:formula="of:= [.B75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2336">
            <text:p>112336</text:p>
          </table:table-cell>
          <table:table-cell office:value-type="float" office:value="180">
            <text:p>180</text:p>
          </table:table-cell>
          <table:table-cell table:formula="of:= 46656 / [.B76]" office:value-type="float" office:value="259.2">
            <text:p>259.2</text:p>
          </table:table-cell>
          <table:table-cell table:formula="of:= [.B76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2344">
            <text:p>112344</text:p>
          </table:table-cell>
          <table:table-cell office:value-type="float" office:value="180">
            <text:p>180</text:p>
          </table:table-cell>
          <table:table-cell table:formula="of:= 46656 / [.B77]" office:value-type="float" office:value="259.2">
            <text:p>259.2</text:p>
          </table:table-cell>
          <table:table-cell table:formula="of:= [.B77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2345">
            <text:p>112345</text:p>
          </table:table-cell>
          <table:table-cell office:value-type="float" office:value="360">
            <text:p>360</text:p>
          </table:table-cell>
          <table:table-cell table:formula="of:= 46656 / [.B78]" office:value-type="float" office:value="129.6">
            <text:p>129.6</text:p>
          </table:table-cell>
          <table:table-cell table:formula="of:= [.B78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12346">
            <text:p>112346</text:p>
          </table:table-cell>
          <table:table-cell office:value-type="float" office:value="360">
            <text:p>360</text:p>
          </table:table-cell>
          <table:table-cell table:formula="of:= 46656 / [.B79]" office:value-type="float" office:value="129.6">
            <text:p>129.6</text:p>
          </table:table-cell>
          <table:table-cell table:formula="of:= [.B79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12355">
            <text:p>112355</text:p>
          </table:table-cell>
          <table:table-cell office:value-type="float" office:value="180">
            <text:p>180</text:p>
          </table:table-cell>
          <table:table-cell table:formula="of:= 46656 / [.B80]" office:value-type="float" office:value="259.2">
            <text:p>259.2</text:p>
          </table:table-cell>
          <table:table-cell table:formula="of:= [.B80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2356">
            <text:p>112356</text:p>
          </table:table-cell>
          <table:table-cell office:value-type="float" office:value="360">
            <text:p>360</text:p>
          </table:table-cell>
          <table:table-cell table:formula="of:= 46656 / [.B81]" office:value-type="float" office:value="129.6">
            <text:p>129.6</text:p>
          </table:table-cell>
          <table:table-cell table:formula="of:= [.B81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12366">
            <text:p>112366</text:p>
          </table:table-cell>
          <table:table-cell office:value-type="float" office:value="180">
            <text:p>180</text:p>
          </table:table-cell>
          <table:table-cell table:formula="of:= 46656 / [.B82]" office:value-type="float" office:value="259.2">
            <text:p>259.2</text:p>
          </table:table-cell>
          <table:table-cell table:formula="of:= [.B82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2444">
            <text:p>112444</text:p>
          </table:table-cell>
          <table:table-cell office:value-type="float" office:value="60">
            <text:p>60</text:p>
          </table:table-cell>
          <table:table-cell table:formula="of:= 46656 / [.B83]" office:value-type="float" office:value="777.6">
            <text:p>777.6</text:p>
          </table:table-cell>
          <table:table-cell table:formula="of:= [.B83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2445">
            <text:p>112445</text:p>
          </table:table-cell>
          <table:table-cell office:value-type="float" office:value="180">
            <text:p>180</text:p>
          </table:table-cell>
          <table:table-cell table:formula="of:= 46656 / [.B84]" office:value-type="float" office:value="259.2">
            <text:p>259.2</text:p>
          </table:table-cell>
          <table:table-cell table:formula="of:= [.B84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2446">
            <text:p>112446</text:p>
          </table:table-cell>
          <table:table-cell office:value-type="float" office:value="180">
            <text:p>180</text:p>
          </table:table-cell>
          <table:table-cell table:formula="of:= 46656 / [.B85]" office:value-type="float" office:value="259.2">
            <text:p>259.2</text:p>
          </table:table-cell>
          <table:table-cell table:formula="of:= [.B85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2455">
            <text:p>112455</text:p>
          </table:table-cell>
          <table:table-cell office:value-type="float" office:value="180">
            <text:p>180</text:p>
          </table:table-cell>
          <table:table-cell table:formula="of:= 46656 / [.B86]" office:value-type="float" office:value="259.2">
            <text:p>259.2</text:p>
          </table:table-cell>
          <table:table-cell table:formula="of:= [.B86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2456">
            <text:p>112456</text:p>
          </table:table-cell>
          <table:table-cell office:value-type="float" office:value="360">
            <text:p>360</text:p>
          </table:table-cell>
          <table:table-cell table:formula="of:= 46656 / [.B87]" office:value-type="float" office:value="129.6">
            <text:p>129.6</text:p>
          </table:table-cell>
          <table:table-cell table:formula="of:= [.B87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12466">
            <text:p>112466</text:p>
          </table:table-cell>
          <table:table-cell office:value-type="float" office:value="180">
            <text:p>180</text:p>
          </table:table-cell>
          <table:table-cell table:formula="of:= 46656 / [.B88]" office:value-type="float" office:value="259.2">
            <text:p>259.2</text:p>
          </table:table-cell>
          <table:table-cell table:formula="of:= [.B88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2555">
            <text:p>112555</text:p>
          </table:table-cell>
          <table:table-cell office:value-type="float" office:value="60">
            <text:p>60</text:p>
          </table:table-cell>
          <table:table-cell table:formula="of:= 46656 / [.B89]" office:value-type="float" office:value="777.6">
            <text:p>777.6</text:p>
          </table:table-cell>
          <table:table-cell table:formula="of:= [.B89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2556">
            <text:p>112556</text:p>
          </table:table-cell>
          <table:table-cell office:value-type="float" office:value="180">
            <text:p>180</text:p>
          </table:table-cell>
          <table:table-cell table:formula="of:= 46656 / [.B90]" office:value-type="float" office:value="259.2">
            <text:p>259.2</text:p>
          </table:table-cell>
          <table:table-cell table:formula="of:= [.B90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2566">
            <text:p>112566</text:p>
          </table:table-cell>
          <table:table-cell office:value-type="float" office:value="180">
            <text:p>180</text:p>
          </table:table-cell>
          <table:table-cell table:formula="of:= 46656 / [.B91]" office:value-type="float" office:value="259.2">
            <text:p>259.2</text:p>
          </table:table-cell>
          <table:table-cell table:formula="of:= [.B91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2666">
            <text:p>112666</text:p>
          </table:table-cell>
          <table:table-cell office:value-type="float" office:value="60">
            <text:p>60</text:p>
          </table:table-cell>
          <table:table-cell table:formula="of:= 46656 / [.B92]" office:value-type="float" office:value="777.6">
            <text:p>777.6</text:p>
          </table:table-cell>
          <table:table-cell table:formula="of:= [.B92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3333">
            <text:p>113333</text:p>
          </table:table-cell>
          <table:table-cell office:value-type="float" office:value="15">
            <text:p>15</text:p>
          </table:table-cell>
          <table:table-cell table:formula="of:= 46656 / [.B93]" office:value-type="float" office:value="3110.4">
            <text:p>3110.4</text:p>
          </table:table-cell>
          <table:table-cell table:formula="of:= [.B93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113334">
            <text:p>113334</text:p>
          </table:table-cell>
          <table:table-cell office:value-type="float" office:value="60">
            <text:p>60</text:p>
          </table:table-cell>
          <table:table-cell table:formula="of:= 46656 / [.B94]" office:value-type="float" office:value="777.6">
            <text:p>777.6</text:p>
          </table:table-cell>
          <table:table-cell table:formula="of:= [.B94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3335">
            <text:p>113335</text:p>
          </table:table-cell>
          <table:table-cell office:value-type="float" office:value="60">
            <text:p>60</text:p>
          </table:table-cell>
          <table:table-cell table:formula="of:= 46656 / [.B95]" office:value-type="float" office:value="777.6">
            <text:p>777.6</text:p>
          </table:table-cell>
          <table:table-cell table:formula="of:= [.B95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3336">
            <text:p>113336</text:p>
          </table:table-cell>
          <table:table-cell office:value-type="float" office:value="60">
            <text:p>60</text:p>
          </table:table-cell>
          <table:table-cell table:formula="of:= 46656 / [.B96]" office:value-type="float" office:value="777.6">
            <text:p>777.6</text:p>
          </table:table-cell>
          <table:table-cell table:formula="of:= [.B96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3344">
            <text:p>113344</text:p>
          </table:table-cell>
          <table:table-cell office:value-type="float" office:value="90">
            <text:p>90</text:p>
          </table:table-cell>
          <table:table-cell table:formula="of:= 46656 / [.B97]" office:value-type="float" office:value="518.4">
            <text:p>518.4</text:p>
          </table:table-cell>
          <table:table-cell table:formula="of:= [.B97] / 46656" office:value-type="percentage" office:value="0.00192901234567901">
            <text:p>0.1929%</text:p>
          </table:table-cell>
        </table:table-row>
        <table:table-row table:style-name="ro1">
          <table:table-cell office:value-type="float" office:value="113345">
            <text:p>113345</text:p>
          </table:table-cell>
          <table:table-cell office:value-type="float" office:value="180">
            <text:p>180</text:p>
          </table:table-cell>
          <table:table-cell table:formula="of:= 46656 / [.B98]" office:value-type="float" office:value="259.2">
            <text:p>259.2</text:p>
          </table:table-cell>
          <table:table-cell table:formula="of:= [.B98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3346">
            <text:p>113346</text:p>
          </table:table-cell>
          <table:table-cell office:value-type="float" office:value="180">
            <text:p>180</text:p>
          </table:table-cell>
          <table:table-cell table:formula="of:= 46656 / [.B99]" office:value-type="float" office:value="259.2">
            <text:p>259.2</text:p>
          </table:table-cell>
          <table:table-cell table:formula="of:= [.B99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3355">
            <text:p>113355</text:p>
          </table:table-cell>
          <table:table-cell office:value-type="float" office:value="90">
            <text:p>90</text:p>
          </table:table-cell>
          <table:table-cell table:formula="of:= 46656 / [.B100]" office:value-type="float" office:value="518.4">
            <text:p>518.4</text:p>
          </table:table-cell>
          <table:table-cell table:formula="of:= [.B100] / 46656" office:value-type="percentage" office:value="0.00192901234567901">
            <text:p>0.1929%</text:p>
          </table:table-cell>
        </table:table-row>
        <table:table-row table:style-name="ro1">
          <table:table-cell office:value-type="float" office:value="113356">
            <text:p>113356</text:p>
          </table:table-cell>
          <table:table-cell office:value-type="float" office:value="180">
            <text:p>180</text:p>
          </table:table-cell>
          <table:table-cell table:formula="of:= 46656 / [.B101]" office:value-type="float" office:value="259.2">
            <text:p>259.2</text:p>
          </table:table-cell>
          <table:table-cell table:formula="of:= [.B101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3366">
            <text:p>113366</text:p>
          </table:table-cell>
          <table:table-cell office:value-type="float" office:value="90">
            <text:p>90</text:p>
          </table:table-cell>
          <table:table-cell table:formula="of:= 46656 / [.B102]" office:value-type="float" office:value="518.4">
            <text:p>518.4</text:p>
          </table:table-cell>
          <table:table-cell table:formula="of:= [.B102] / 46656" office:value-type="percentage" office:value="0.00192901234567901">
            <text:p>0.1929%</text:p>
          </table:table-cell>
        </table:table-row>
        <table:table-row table:style-name="ro1">
          <table:table-cell office:value-type="float" office:value="113444">
            <text:p>113444</text:p>
          </table:table-cell>
          <table:table-cell office:value-type="float" office:value="60">
            <text:p>60</text:p>
          </table:table-cell>
          <table:table-cell table:formula="of:= 46656 / [.B103]" office:value-type="float" office:value="777.6">
            <text:p>777.6</text:p>
          </table:table-cell>
          <table:table-cell table:formula="of:= [.B103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3445">
            <text:p>113445</text:p>
          </table:table-cell>
          <table:table-cell office:value-type="float" office:value="180">
            <text:p>180</text:p>
          </table:table-cell>
          <table:table-cell table:formula="of:= 46656 / [.B104]" office:value-type="float" office:value="259.2">
            <text:p>259.2</text:p>
          </table:table-cell>
          <table:table-cell table:formula="of:= [.B104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3446">
            <text:p>113446</text:p>
          </table:table-cell>
          <table:table-cell office:value-type="float" office:value="180">
            <text:p>180</text:p>
          </table:table-cell>
          <table:table-cell table:formula="of:= 46656 / [.B105]" office:value-type="float" office:value="259.2">
            <text:p>259.2</text:p>
          </table:table-cell>
          <table:table-cell table:formula="of:= [.B105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3455">
            <text:p>113455</text:p>
          </table:table-cell>
          <table:table-cell office:value-type="float" office:value="180">
            <text:p>180</text:p>
          </table:table-cell>
          <table:table-cell table:formula="of:= 46656 / [.B106]" office:value-type="float" office:value="259.2">
            <text:p>259.2</text:p>
          </table:table-cell>
          <table:table-cell table:formula="of:= [.B106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3456">
            <text:p>113456</text:p>
          </table:table-cell>
          <table:table-cell office:value-type="float" office:value="360">
            <text:p>360</text:p>
          </table:table-cell>
          <table:table-cell table:formula="of:= 46656 / [.B107]" office:value-type="float" office:value="129.6">
            <text:p>129.6</text:p>
          </table:table-cell>
          <table:table-cell table:formula="of:= [.B107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13466">
            <text:p>113466</text:p>
          </table:table-cell>
          <table:table-cell office:value-type="float" office:value="180">
            <text:p>180</text:p>
          </table:table-cell>
          <table:table-cell table:formula="of:= 46656 / [.B108]" office:value-type="float" office:value="259.2">
            <text:p>259.2</text:p>
          </table:table-cell>
          <table:table-cell table:formula="of:= [.B108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3555">
            <text:p>113555</text:p>
          </table:table-cell>
          <table:table-cell office:value-type="float" office:value="60">
            <text:p>60</text:p>
          </table:table-cell>
          <table:table-cell table:formula="of:= 46656 / [.B109]" office:value-type="float" office:value="777.6">
            <text:p>777.6</text:p>
          </table:table-cell>
          <table:table-cell table:formula="of:= [.B109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3556">
            <text:p>113556</text:p>
          </table:table-cell>
          <table:table-cell office:value-type="float" office:value="180">
            <text:p>180</text:p>
          </table:table-cell>
          <table:table-cell table:formula="of:= 46656 / [.B110]" office:value-type="float" office:value="259.2">
            <text:p>259.2</text:p>
          </table:table-cell>
          <table:table-cell table:formula="of:= [.B110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3566">
            <text:p>113566</text:p>
          </table:table-cell>
          <table:table-cell office:value-type="float" office:value="180">
            <text:p>180</text:p>
          </table:table-cell>
          <table:table-cell table:formula="of:= 46656 / [.B111]" office:value-type="float" office:value="259.2">
            <text:p>259.2</text:p>
          </table:table-cell>
          <table:table-cell table:formula="of:= [.B111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3666">
            <text:p>113666</text:p>
          </table:table-cell>
          <table:table-cell office:value-type="float" office:value="60">
            <text:p>60</text:p>
          </table:table-cell>
          <table:table-cell table:formula="of:= 46656 / [.B112]" office:value-type="float" office:value="777.6">
            <text:p>777.6</text:p>
          </table:table-cell>
          <table:table-cell table:formula="of:= [.B112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4444">
            <text:p>114444</text:p>
          </table:table-cell>
          <table:table-cell office:value-type="float" office:value="15">
            <text:p>15</text:p>
          </table:table-cell>
          <table:table-cell table:formula="of:= 46656 / [.B113]" office:value-type="float" office:value="3110.4">
            <text:p>3110.4</text:p>
          </table:table-cell>
          <table:table-cell table:formula="of:= [.B113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114445">
            <text:p>114445</text:p>
          </table:table-cell>
          <table:table-cell office:value-type="float" office:value="60">
            <text:p>60</text:p>
          </table:table-cell>
          <table:table-cell table:formula="of:= 46656 / [.B114]" office:value-type="float" office:value="777.6">
            <text:p>777.6</text:p>
          </table:table-cell>
          <table:table-cell table:formula="of:= [.B114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4446">
            <text:p>114446</text:p>
          </table:table-cell>
          <table:table-cell office:value-type="float" office:value="60">
            <text:p>60</text:p>
          </table:table-cell>
          <table:table-cell table:formula="of:= 46656 / [.B115]" office:value-type="float" office:value="777.6">
            <text:p>777.6</text:p>
          </table:table-cell>
          <table:table-cell table:formula="of:= [.B115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4455">
            <text:p>114455</text:p>
          </table:table-cell>
          <table:table-cell office:value-type="float" office:value="90">
            <text:p>90</text:p>
          </table:table-cell>
          <table:table-cell table:formula="of:= 46656 / [.B116]" office:value-type="float" office:value="518.4">
            <text:p>518.4</text:p>
          </table:table-cell>
          <table:table-cell table:formula="of:= [.B116] / 46656" office:value-type="percentage" office:value="0.00192901234567901">
            <text:p>0.1929%</text:p>
          </table:table-cell>
        </table:table-row>
        <table:table-row table:style-name="ro1">
          <table:table-cell office:value-type="float" office:value="114456">
            <text:p>114456</text:p>
          </table:table-cell>
          <table:table-cell office:value-type="float" office:value="180">
            <text:p>180</text:p>
          </table:table-cell>
          <table:table-cell table:formula="of:= 46656 / [.B117]" office:value-type="float" office:value="259.2">
            <text:p>259.2</text:p>
          </table:table-cell>
          <table:table-cell table:formula="of:= [.B117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4466">
            <text:p>114466</text:p>
          </table:table-cell>
          <table:table-cell office:value-type="float" office:value="90">
            <text:p>90</text:p>
          </table:table-cell>
          <table:table-cell table:formula="of:= 46656 / [.B118]" office:value-type="float" office:value="518.4">
            <text:p>518.4</text:p>
          </table:table-cell>
          <table:table-cell table:formula="of:= [.B118] / 46656" office:value-type="percentage" office:value="0.00192901234567901">
            <text:p>0.1929%</text:p>
          </table:table-cell>
        </table:table-row>
        <table:table-row table:style-name="ro1">
          <table:table-cell office:value-type="float" office:value="114555">
            <text:p>114555</text:p>
          </table:table-cell>
          <table:table-cell office:value-type="float" office:value="60">
            <text:p>60</text:p>
          </table:table-cell>
          <table:table-cell table:formula="of:= 46656 / [.B119]" office:value-type="float" office:value="777.6">
            <text:p>777.6</text:p>
          </table:table-cell>
          <table:table-cell table:formula="of:= [.B119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4556">
            <text:p>114556</text:p>
          </table:table-cell>
          <table:table-cell office:value-type="float" office:value="180">
            <text:p>180</text:p>
          </table:table-cell>
          <table:table-cell table:formula="of:= 46656 / [.B120]" office:value-type="float" office:value="259.2">
            <text:p>259.2</text:p>
          </table:table-cell>
          <table:table-cell table:formula="of:= [.B120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4566">
            <text:p>114566</text:p>
          </table:table-cell>
          <table:table-cell office:value-type="float" office:value="180">
            <text:p>180</text:p>
          </table:table-cell>
          <table:table-cell table:formula="of:= 46656 / [.B121]" office:value-type="float" office:value="259.2">
            <text:p>259.2</text:p>
          </table:table-cell>
          <table:table-cell table:formula="of:= [.B121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14666">
            <text:p>114666</text:p>
          </table:table-cell>
          <table:table-cell office:value-type="float" office:value="60">
            <text:p>60</text:p>
          </table:table-cell>
          <table:table-cell table:formula="of:= 46656 / [.B122]" office:value-type="float" office:value="777.6">
            <text:p>777.6</text:p>
          </table:table-cell>
          <table:table-cell table:formula="of:= [.B122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5555">
            <text:p>115555</text:p>
          </table:table-cell>
          <table:table-cell office:value-type="float" office:value="15">
            <text:p>15</text:p>
          </table:table-cell>
          <table:table-cell table:formula="of:= 46656 / [.B123]" office:value-type="float" office:value="3110.4">
            <text:p>3110.4</text:p>
          </table:table-cell>
          <table:table-cell table:formula="of:= [.B123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115556">
            <text:p>115556</text:p>
          </table:table-cell>
          <table:table-cell office:value-type="float" office:value="60">
            <text:p>60</text:p>
          </table:table-cell>
          <table:table-cell table:formula="of:= 46656 / [.B124]" office:value-type="float" office:value="777.6">
            <text:p>777.6</text:p>
          </table:table-cell>
          <table:table-cell table:formula="of:= [.B124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5566">
            <text:p>115566</text:p>
          </table:table-cell>
          <table:table-cell office:value-type="float" office:value="90">
            <text:p>90</text:p>
          </table:table-cell>
          <table:table-cell table:formula="of:= 46656 / [.B125]" office:value-type="float" office:value="518.4">
            <text:p>518.4</text:p>
          </table:table-cell>
          <table:table-cell table:formula="of:= [.B125] / 46656" office:value-type="percentage" office:value="0.00192901234567901">
            <text:p>0.1929%</text:p>
          </table:table-cell>
        </table:table-row>
        <table:table-row table:style-name="ro1">
          <table:table-cell office:value-type="float" office:value="115666">
            <text:p>115666</text:p>
          </table:table-cell>
          <table:table-cell office:value-type="float" office:value="60">
            <text:p>60</text:p>
          </table:table-cell>
          <table:table-cell table:formula="of:= 46656 / [.B126]" office:value-type="float" office:value="777.6">
            <text:p>777.6</text:p>
          </table:table-cell>
          <table:table-cell table:formula="of:= [.B126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16666">
            <text:p>116666</text:p>
          </table:table-cell>
          <table:table-cell office:value-type="float" office:value="15">
            <text:p>15</text:p>
          </table:table-cell>
          <table:table-cell table:formula="of:= 46656 / [.B127]" office:value-type="float" office:value="3110.4">
            <text:p>3110.4</text:p>
          </table:table-cell>
          <table:table-cell table:formula="of:= [.B127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122222">
            <text:p>122222</text:p>
          </table:table-cell>
          <table:table-cell office:value-type="float" office:value="6">
            <text:p>6</text:p>
          </table:table-cell>
          <table:table-cell table:formula="of:= 46656 / [.B128]" office:value-type="float" office:value="7776">
            <text:p>7776</text:p>
          </table:table-cell>
          <table:table-cell table:formula="of:= [.B128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122223">
            <text:p>122223</text:p>
          </table:table-cell>
          <table:table-cell office:value-type="float" office:value="30">
            <text:p>30</text:p>
          </table:table-cell>
          <table:table-cell table:formula="of:= 46656 / [.B129]" office:value-type="float" office:value="1555.2">
            <text:p>1555.2</text:p>
          </table:table-cell>
          <table:table-cell table:formula="of:= [.B129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22224">
            <text:p>122224</text:p>
          </table:table-cell>
          <table:table-cell office:value-type="float" office:value="30">
            <text:p>30</text:p>
          </table:table-cell>
          <table:table-cell table:formula="of:= 46656 / [.B130]" office:value-type="float" office:value="1555.2">
            <text:p>1555.2</text:p>
          </table:table-cell>
          <table:table-cell table:formula="of:= [.B130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22225">
            <text:p>122225</text:p>
          </table:table-cell>
          <table:table-cell office:value-type="float" office:value="30">
            <text:p>30</text:p>
          </table:table-cell>
          <table:table-cell table:formula="of:= 46656 / [.B131]" office:value-type="float" office:value="1555.2">
            <text:p>1555.2</text:p>
          </table:table-cell>
          <table:table-cell table:formula="of:= [.B131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22226">
            <text:p>122226</text:p>
          </table:table-cell>
          <table:table-cell office:value-type="float" office:value="30">
            <text:p>30</text:p>
          </table:table-cell>
          <table:table-cell table:formula="of:= 46656 / [.B132]" office:value-type="float" office:value="1555.2">
            <text:p>1555.2</text:p>
          </table:table-cell>
          <table:table-cell table:formula="of:= [.B132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22233">
            <text:p>122233</text:p>
          </table:table-cell>
          <table:table-cell office:value-type="float" office:value="60">
            <text:p>60</text:p>
          </table:table-cell>
          <table:table-cell table:formula="of:= 46656 / [.B133]" office:value-type="float" office:value="777.6">
            <text:p>777.6</text:p>
          </table:table-cell>
          <table:table-cell table:formula="of:= [.B133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22234">
            <text:p>122234</text:p>
          </table:table-cell>
          <table:table-cell office:value-type="float" office:value="120">
            <text:p>120</text:p>
          </table:table-cell>
          <table:table-cell table:formula="of:= 46656 / [.B134]" office:value-type="float" office:value="388.8">
            <text:p>388.8</text:p>
          </table:table-cell>
          <table:table-cell table:formula="of:= [.B134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22235">
            <text:p>122235</text:p>
          </table:table-cell>
          <table:table-cell office:value-type="float" office:value="120">
            <text:p>120</text:p>
          </table:table-cell>
          <table:table-cell table:formula="of:= 46656 / [.B135]" office:value-type="float" office:value="388.8">
            <text:p>388.8</text:p>
          </table:table-cell>
          <table:table-cell table:formula="of:= [.B135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22236">
            <text:p>122236</text:p>
          </table:table-cell>
          <table:table-cell office:value-type="float" office:value="120">
            <text:p>120</text:p>
          </table:table-cell>
          <table:table-cell table:formula="of:= 46656 / [.B136]" office:value-type="float" office:value="388.8">
            <text:p>388.8</text:p>
          </table:table-cell>
          <table:table-cell table:formula="of:= [.B136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22244">
            <text:p>122244</text:p>
          </table:table-cell>
          <table:table-cell office:value-type="float" office:value="60">
            <text:p>60</text:p>
          </table:table-cell>
          <table:table-cell table:formula="of:= 46656 / [.B137]" office:value-type="float" office:value="777.6">
            <text:p>777.6</text:p>
          </table:table-cell>
          <table:table-cell table:formula="of:= [.B137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22245">
            <text:p>122245</text:p>
          </table:table-cell>
          <table:table-cell office:value-type="float" office:value="120">
            <text:p>120</text:p>
          </table:table-cell>
          <table:table-cell table:formula="of:= 46656 / [.B138]" office:value-type="float" office:value="388.8">
            <text:p>388.8</text:p>
          </table:table-cell>
          <table:table-cell table:formula="of:= [.B138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22246">
            <text:p>122246</text:p>
          </table:table-cell>
          <table:table-cell office:value-type="float" office:value="120">
            <text:p>120</text:p>
          </table:table-cell>
          <table:table-cell table:formula="of:= 46656 / [.B139]" office:value-type="float" office:value="388.8">
            <text:p>388.8</text:p>
          </table:table-cell>
          <table:table-cell table:formula="of:= [.B139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22255">
            <text:p>122255</text:p>
          </table:table-cell>
          <table:table-cell office:value-type="float" office:value="60">
            <text:p>60</text:p>
          </table:table-cell>
          <table:table-cell table:formula="of:= 46656 / [.B140]" office:value-type="float" office:value="777.6">
            <text:p>777.6</text:p>
          </table:table-cell>
          <table:table-cell table:formula="of:= [.B140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22256">
            <text:p>122256</text:p>
          </table:table-cell>
          <table:table-cell office:value-type="float" office:value="120">
            <text:p>120</text:p>
          </table:table-cell>
          <table:table-cell table:formula="of:= 46656 / [.B141]" office:value-type="float" office:value="388.8">
            <text:p>388.8</text:p>
          </table:table-cell>
          <table:table-cell table:formula="of:= [.B141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22266">
            <text:p>122266</text:p>
          </table:table-cell>
          <table:table-cell office:value-type="float" office:value="60">
            <text:p>60</text:p>
          </table:table-cell>
          <table:table-cell table:formula="of:= 46656 / [.B142]" office:value-type="float" office:value="777.6">
            <text:p>777.6</text:p>
          </table:table-cell>
          <table:table-cell table:formula="of:= [.B142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22333">
            <text:p>122333</text:p>
          </table:table-cell>
          <table:table-cell office:value-type="float" office:value="60">
            <text:p>60</text:p>
          </table:table-cell>
          <table:table-cell table:formula="of:= 46656 / [.B143]" office:value-type="float" office:value="777.6">
            <text:p>777.6</text:p>
          </table:table-cell>
          <table:table-cell table:formula="of:= [.B143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22334">
            <text:p>122334</text:p>
          </table:table-cell>
          <table:table-cell office:value-type="float" office:value="180">
            <text:p>180</text:p>
          </table:table-cell>
          <table:table-cell table:formula="of:= 46656 / [.B144]" office:value-type="float" office:value="259.2">
            <text:p>259.2</text:p>
          </table:table-cell>
          <table:table-cell table:formula="of:= [.B144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22335">
            <text:p>122335</text:p>
          </table:table-cell>
          <table:table-cell office:value-type="float" office:value="180">
            <text:p>180</text:p>
          </table:table-cell>
          <table:table-cell table:formula="of:= 46656 / [.B145]" office:value-type="float" office:value="259.2">
            <text:p>259.2</text:p>
          </table:table-cell>
          <table:table-cell table:formula="of:= [.B145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22336">
            <text:p>122336</text:p>
          </table:table-cell>
          <table:table-cell office:value-type="float" office:value="180">
            <text:p>180</text:p>
          </table:table-cell>
          <table:table-cell table:formula="of:= 46656 / [.B146]" office:value-type="float" office:value="259.2">
            <text:p>259.2</text:p>
          </table:table-cell>
          <table:table-cell table:formula="of:= [.B146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22344">
            <text:p>122344</text:p>
          </table:table-cell>
          <table:table-cell office:value-type="float" office:value="180">
            <text:p>180</text:p>
          </table:table-cell>
          <table:table-cell table:formula="of:= 46656 / [.B147]" office:value-type="float" office:value="259.2">
            <text:p>259.2</text:p>
          </table:table-cell>
          <table:table-cell table:formula="of:= [.B147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22345">
            <text:p>122345</text:p>
          </table:table-cell>
          <table:table-cell office:value-type="float" office:value="360">
            <text:p>360</text:p>
          </table:table-cell>
          <table:table-cell table:formula="of:= 46656 / [.B148]" office:value-type="float" office:value="129.6">
            <text:p>129.6</text:p>
          </table:table-cell>
          <table:table-cell table:formula="of:= [.B148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22346">
            <text:p>122346</text:p>
          </table:table-cell>
          <table:table-cell office:value-type="float" office:value="360">
            <text:p>360</text:p>
          </table:table-cell>
          <table:table-cell table:formula="of:= 46656 / [.B149]" office:value-type="float" office:value="129.6">
            <text:p>129.6</text:p>
          </table:table-cell>
          <table:table-cell table:formula="of:= [.B149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22355">
            <text:p>122355</text:p>
          </table:table-cell>
          <table:table-cell office:value-type="float" office:value="180">
            <text:p>180</text:p>
          </table:table-cell>
          <table:table-cell table:formula="of:= 46656 / [.B150]" office:value-type="float" office:value="259.2">
            <text:p>259.2</text:p>
          </table:table-cell>
          <table:table-cell table:formula="of:= [.B150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22356">
            <text:p>122356</text:p>
          </table:table-cell>
          <table:table-cell office:value-type="float" office:value="360">
            <text:p>360</text:p>
          </table:table-cell>
          <table:table-cell table:formula="of:= 46656 / [.B151]" office:value-type="float" office:value="129.6">
            <text:p>129.6</text:p>
          </table:table-cell>
          <table:table-cell table:formula="of:= [.B151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22366">
            <text:p>122366</text:p>
          </table:table-cell>
          <table:table-cell office:value-type="float" office:value="180">
            <text:p>180</text:p>
          </table:table-cell>
          <table:table-cell table:formula="of:= 46656 / [.B152]" office:value-type="float" office:value="259.2">
            <text:p>259.2</text:p>
          </table:table-cell>
          <table:table-cell table:formula="of:= [.B152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22444">
            <text:p>122444</text:p>
          </table:table-cell>
          <table:table-cell office:value-type="float" office:value="60">
            <text:p>60</text:p>
          </table:table-cell>
          <table:table-cell table:formula="of:= 46656 / [.B153]" office:value-type="float" office:value="777.6">
            <text:p>777.6</text:p>
          </table:table-cell>
          <table:table-cell table:formula="of:= [.B153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22445">
            <text:p>122445</text:p>
          </table:table-cell>
          <table:table-cell office:value-type="float" office:value="180">
            <text:p>180</text:p>
          </table:table-cell>
          <table:table-cell table:formula="of:= 46656 / [.B154]" office:value-type="float" office:value="259.2">
            <text:p>259.2</text:p>
          </table:table-cell>
          <table:table-cell table:formula="of:= [.B154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22446">
            <text:p>122446</text:p>
          </table:table-cell>
          <table:table-cell office:value-type="float" office:value="180">
            <text:p>180</text:p>
          </table:table-cell>
          <table:table-cell table:formula="of:= 46656 / [.B155]" office:value-type="float" office:value="259.2">
            <text:p>259.2</text:p>
          </table:table-cell>
          <table:table-cell table:formula="of:= [.B155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22455">
            <text:p>122455</text:p>
          </table:table-cell>
          <table:table-cell office:value-type="float" office:value="180">
            <text:p>180</text:p>
          </table:table-cell>
          <table:table-cell table:formula="of:= 46656 / [.B156]" office:value-type="float" office:value="259.2">
            <text:p>259.2</text:p>
          </table:table-cell>
          <table:table-cell table:formula="of:= [.B156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22456">
            <text:p>122456</text:p>
          </table:table-cell>
          <table:table-cell office:value-type="float" office:value="360">
            <text:p>360</text:p>
          </table:table-cell>
          <table:table-cell table:formula="of:= 46656 / [.B157]" office:value-type="float" office:value="129.6">
            <text:p>129.6</text:p>
          </table:table-cell>
          <table:table-cell table:formula="of:= [.B157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22466">
            <text:p>122466</text:p>
          </table:table-cell>
          <table:table-cell office:value-type="float" office:value="180">
            <text:p>180</text:p>
          </table:table-cell>
          <table:table-cell table:formula="of:= 46656 / [.B158]" office:value-type="float" office:value="259.2">
            <text:p>259.2</text:p>
          </table:table-cell>
          <table:table-cell table:formula="of:= [.B158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22555">
            <text:p>122555</text:p>
          </table:table-cell>
          <table:table-cell office:value-type="float" office:value="60">
            <text:p>60</text:p>
          </table:table-cell>
          <table:table-cell table:formula="of:= 46656 / [.B159]" office:value-type="float" office:value="777.6">
            <text:p>777.6</text:p>
          </table:table-cell>
          <table:table-cell table:formula="of:= [.B159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22556">
            <text:p>122556</text:p>
          </table:table-cell>
          <table:table-cell office:value-type="float" office:value="180">
            <text:p>180</text:p>
          </table:table-cell>
          <table:table-cell table:formula="of:= 46656 / [.B160]" office:value-type="float" office:value="259.2">
            <text:p>259.2</text:p>
          </table:table-cell>
          <table:table-cell table:formula="of:= [.B160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22566">
            <text:p>122566</text:p>
          </table:table-cell>
          <table:table-cell office:value-type="float" office:value="180">
            <text:p>180</text:p>
          </table:table-cell>
          <table:table-cell table:formula="of:= 46656 / [.B161]" office:value-type="float" office:value="259.2">
            <text:p>259.2</text:p>
          </table:table-cell>
          <table:table-cell table:formula="of:= [.B161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22666">
            <text:p>122666</text:p>
          </table:table-cell>
          <table:table-cell office:value-type="float" office:value="60">
            <text:p>60</text:p>
          </table:table-cell>
          <table:table-cell table:formula="of:= 46656 / [.B162]" office:value-type="float" office:value="777.6">
            <text:p>777.6</text:p>
          </table:table-cell>
          <table:table-cell table:formula="of:= [.B162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23333">
            <text:p>123333</text:p>
          </table:table-cell>
          <table:table-cell office:value-type="float" office:value="30">
            <text:p>30</text:p>
          </table:table-cell>
          <table:table-cell table:formula="of:= 46656 / [.B163]" office:value-type="float" office:value="1555.2">
            <text:p>1555.2</text:p>
          </table:table-cell>
          <table:table-cell table:formula="of:= [.B163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23334">
            <text:p>123334</text:p>
          </table:table-cell>
          <table:table-cell office:value-type="float" office:value="120">
            <text:p>120</text:p>
          </table:table-cell>
          <table:table-cell table:formula="of:= 46656 / [.B164]" office:value-type="float" office:value="388.8">
            <text:p>388.8</text:p>
          </table:table-cell>
          <table:table-cell table:formula="of:= [.B164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23335">
            <text:p>123335</text:p>
          </table:table-cell>
          <table:table-cell office:value-type="float" office:value="120">
            <text:p>120</text:p>
          </table:table-cell>
          <table:table-cell table:formula="of:= 46656 / [.B165]" office:value-type="float" office:value="388.8">
            <text:p>388.8</text:p>
          </table:table-cell>
          <table:table-cell table:formula="of:= [.B165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23336">
            <text:p>123336</text:p>
          </table:table-cell>
          <table:table-cell office:value-type="float" office:value="120">
            <text:p>120</text:p>
          </table:table-cell>
          <table:table-cell table:formula="of:= 46656 / [.B166]" office:value-type="float" office:value="388.8">
            <text:p>388.8</text:p>
          </table:table-cell>
          <table:table-cell table:formula="of:= [.B166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23344">
            <text:p>123344</text:p>
          </table:table-cell>
          <table:table-cell office:value-type="float" office:value="180">
            <text:p>180</text:p>
          </table:table-cell>
          <table:table-cell table:formula="of:= 46656 / [.B167]" office:value-type="float" office:value="259.2">
            <text:p>259.2</text:p>
          </table:table-cell>
          <table:table-cell table:formula="of:= [.B167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23345">
            <text:p>123345</text:p>
          </table:table-cell>
          <table:table-cell office:value-type="float" office:value="360">
            <text:p>360</text:p>
          </table:table-cell>
          <table:table-cell table:formula="of:= 46656 / [.B168]" office:value-type="float" office:value="129.6">
            <text:p>129.6</text:p>
          </table:table-cell>
          <table:table-cell table:formula="of:= [.B168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23346">
            <text:p>123346</text:p>
          </table:table-cell>
          <table:table-cell office:value-type="float" office:value="360">
            <text:p>360</text:p>
          </table:table-cell>
          <table:table-cell table:formula="of:= 46656 / [.B169]" office:value-type="float" office:value="129.6">
            <text:p>129.6</text:p>
          </table:table-cell>
          <table:table-cell table:formula="of:= [.B169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23355">
            <text:p>123355</text:p>
          </table:table-cell>
          <table:table-cell office:value-type="float" office:value="180">
            <text:p>180</text:p>
          </table:table-cell>
          <table:table-cell table:formula="of:= 46656 / [.B170]" office:value-type="float" office:value="259.2">
            <text:p>259.2</text:p>
          </table:table-cell>
          <table:table-cell table:formula="of:= [.B170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23356">
            <text:p>123356</text:p>
          </table:table-cell>
          <table:table-cell office:value-type="float" office:value="360">
            <text:p>360</text:p>
          </table:table-cell>
          <table:table-cell table:formula="of:= 46656 / [.B171]" office:value-type="float" office:value="129.6">
            <text:p>129.6</text:p>
          </table:table-cell>
          <table:table-cell table:formula="of:= [.B171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23366">
            <text:p>123366</text:p>
          </table:table-cell>
          <table:table-cell office:value-type="float" office:value="180">
            <text:p>180</text:p>
          </table:table-cell>
          <table:table-cell table:formula="of:= 46656 / [.B172]" office:value-type="float" office:value="259.2">
            <text:p>259.2</text:p>
          </table:table-cell>
          <table:table-cell table:formula="of:= [.B172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23444">
            <text:p>123444</text:p>
          </table:table-cell>
          <table:table-cell office:value-type="float" office:value="120">
            <text:p>120</text:p>
          </table:table-cell>
          <table:table-cell table:formula="of:= 46656 / [.B173]" office:value-type="float" office:value="388.8">
            <text:p>388.8</text:p>
          </table:table-cell>
          <table:table-cell table:formula="of:= [.B173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23445">
            <text:p>123445</text:p>
          </table:table-cell>
          <table:table-cell office:value-type="float" office:value="360">
            <text:p>360</text:p>
          </table:table-cell>
          <table:table-cell table:formula="of:= 46656 / [.B174]" office:value-type="float" office:value="129.6">
            <text:p>129.6</text:p>
          </table:table-cell>
          <table:table-cell table:formula="of:= [.B174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23446">
            <text:p>123446</text:p>
          </table:table-cell>
          <table:table-cell office:value-type="float" office:value="360">
            <text:p>360</text:p>
          </table:table-cell>
          <table:table-cell table:formula="of:= 46656 / [.B175]" office:value-type="float" office:value="129.6">
            <text:p>129.6</text:p>
          </table:table-cell>
          <table:table-cell table:formula="of:= [.B175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23455">
            <text:p>123455</text:p>
          </table:table-cell>
          <table:table-cell office:value-type="float" office:value="360">
            <text:p>360</text:p>
          </table:table-cell>
          <table:table-cell table:formula="of:= 46656 / [.B176]" office:value-type="float" office:value="129.6">
            <text:p>129.6</text:p>
          </table:table-cell>
          <table:table-cell table:formula="of:= [.B176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23456">
            <text:p>123456</text:p>
          </table:table-cell>
          <table:table-cell office:value-type="float" office:value="720">
            <text:p>720</text:p>
          </table:table-cell>
          <table:table-cell table:formula="of:= 46656 / [.B177]" office:value-type="float" office:value="64.8">
            <text:p>64.8</text:p>
          </table:table-cell>
          <table:table-cell table:formula="of:= [.B177] / 46656" office:value-type="percentage" office:value="0.0154320987654321">
            <text:p>1.5432%</text:p>
          </table:table-cell>
        </table:table-row>
        <table:table-row table:style-name="ro1">
          <table:table-cell office:value-type="float" office:value="123466">
            <text:p>123466</text:p>
          </table:table-cell>
          <table:table-cell office:value-type="float" office:value="360">
            <text:p>360</text:p>
          </table:table-cell>
          <table:table-cell table:formula="of:= 46656 / [.B178]" office:value-type="float" office:value="129.6">
            <text:p>129.6</text:p>
          </table:table-cell>
          <table:table-cell table:formula="of:= [.B178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23555">
            <text:p>123555</text:p>
          </table:table-cell>
          <table:table-cell office:value-type="float" office:value="120">
            <text:p>120</text:p>
          </table:table-cell>
          <table:table-cell table:formula="of:= 46656 / [.B179]" office:value-type="float" office:value="388.8">
            <text:p>388.8</text:p>
          </table:table-cell>
          <table:table-cell table:formula="of:= [.B179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23556">
            <text:p>123556</text:p>
          </table:table-cell>
          <table:table-cell office:value-type="float" office:value="360">
            <text:p>360</text:p>
          </table:table-cell>
          <table:table-cell table:formula="of:= 46656 / [.B180]" office:value-type="float" office:value="129.6">
            <text:p>129.6</text:p>
          </table:table-cell>
          <table:table-cell table:formula="of:= [.B180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23566">
            <text:p>123566</text:p>
          </table:table-cell>
          <table:table-cell office:value-type="float" office:value="360">
            <text:p>360</text:p>
          </table:table-cell>
          <table:table-cell table:formula="of:= 46656 / [.B181]" office:value-type="float" office:value="129.6">
            <text:p>129.6</text:p>
          </table:table-cell>
          <table:table-cell table:formula="of:= [.B181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23666">
            <text:p>123666</text:p>
          </table:table-cell>
          <table:table-cell office:value-type="float" office:value="120">
            <text:p>120</text:p>
          </table:table-cell>
          <table:table-cell table:formula="of:= 46656 / [.B182]" office:value-type="float" office:value="388.8">
            <text:p>388.8</text:p>
          </table:table-cell>
          <table:table-cell table:formula="of:= [.B182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24444">
            <text:p>124444</text:p>
          </table:table-cell>
          <table:table-cell office:value-type="float" office:value="30">
            <text:p>30</text:p>
          </table:table-cell>
          <table:table-cell table:formula="of:= 46656 / [.B183]" office:value-type="float" office:value="1555.2">
            <text:p>1555.2</text:p>
          </table:table-cell>
          <table:table-cell table:formula="of:= [.B183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24445">
            <text:p>124445</text:p>
          </table:table-cell>
          <table:table-cell office:value-type="float" office:value="120">
            <text:p>120</text:p>
          </table:table-cell>
          <table:table-cell table:formula="of:= 46656 / [.B184]" office:value-type="float" office:value="388.8">
            <text:p>388.8</text:p>
          </table:table-cell>
          <table:table-cell table:formula="of:= [.B184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24446">
            <text:p>124446</text:p>
          </table:table-cell>
          <table:table-cell office:value-type="float" office:value="120">
            <text:p>120</text:p>
          </table:table-cell>
          <table:table-cell table:formula="of:= 46656 / [.B185]" office:value-type="float" office:value="388.8">
            <text:p>388.8</text:p>
          </table:table-cell>
          <table:table-cell table:formula="of:= [.B185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24455">
            <text:p>124455</text:p>
          </table:table-cell>
          <table:table-cell office:value-type="float" office:value="180">
            <text:p>180</text:p>
          </table:table-cell>
          <table:table-cell table:formula="of:= 46656 / [.B186]" office:value-type="float" office:value="259.2">
            <text:p>259.2</text:p>
          </table:table-cell>
          <table:table-cell table:formula="of:= [.B186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24456">
            <text:p>124456</text:p>
          </table:table-cell>
          <table:table-cell office:value-type="float" office:value="360">
            <text:p>360</text:p>
          </table:table-cell>
          <table:table-cell table:formula="of:= 46656 / [.B187]" office:value-type="float" office:value="129.6">
            <text:p>129.6</text:p>
          </table:table-cell>
          <table:table-cell table:formula="of:= [.B187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24466">
            <text:p>124466</text:p>
          </table:table-cell>
          <table:table-cell office:value-type="float" office:value="180">
            <text:p>180</text:p>
          </table:table-cell>
          <table:table-cell table:formula="of:= 46656 / [.B188]" office:value-type="float" office:value="259.2">
            <text:p>259.2</text:p>
          </table:table-cell>
          <table:table-cell table:formula="of:= [.B188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24555">
            <text:p>124555</text:p>
          </table:table-cell>
          <table:table-cell office:value-type="float" office:value="120">
            <text:p>120</text:p>
          </table:table-cell>
          <table:table-cell table:formula="of:= 46656 / [.B189]" office:value-type="float" office:value="388.8">
            <text:p>388.8</text:p>
          </table:table-cell>
          <table:table-cell table:formula="of:= [.B189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24556">
            <text:p>124556</text:p>
          </table:table-cell>
          <table:table-cell office:value-type="float" office:value="360">
            <text:p>360</text:p>
          </table:table-cell>
          <table:table-cell table:formula="of:= 46656 / [.B190]" office:value-type="float" office:value="129.6">
            <text:p>129.6</text:p>
          </table:table-cell>
          <table:table-cell table:formula="of:= [.B190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24566">
            <text:p>124566</text:p>
          </table:table-cell>
          <table:table-cell office:value-type="float" office:value="360">
            <text:p>360</text:p>
          </table:table-cell>
          <table:table-cell table:formula="of:= 46656 / [.B191]" office:value-type="float" office:value="129.6">
            <text:p>129.6</text:p>
          </table:table-cell>
          <table:table-cell table:formula="of:= [.B191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24666">
            <text:p>124666</text:p>
          </table:table-cell>
          <table:table-cell office:value-type="float" office:value="120">
            <text:p>120</text:p>
          </table:table-cell>
          <table:table-cell table:formula="of:= 46656 / [.B192]" office:value-type="float" office:value="388.8">
            <text:p>388.8</text:p>
          </table:table-cell>
          <table:table-cell table:formula="of:= [.B192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25555">
            <text:p>125555</text:p>
          </table:table-cell>
          <table:table-cell office:value-type="float" office:value="30">
            <text:p>30</text:p>
          </table:table-cell>
          <table:table-cell table:formula="of:= 46656 / [.B193]" office:value-type="float" office:value="1555.2">
            <text:p>1555.2</text:p>
          </table:table-cell>
          <table:table-cell table:formula="of:= [.B193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25556">
            <text:p>125556</text:p>
          </table:table-cell>
          <table:table-cell office:value-type="float" office:value="120">
            <text:p>120</text:p>
          </table:table-cell>
          <table:table-cell table:formula="of:= 46656 / [.B194]" office:value-type="float" office:value="388.8">
            <text:p>388.8</text:p>
          </table:table-cell>
          <table:table-cell table:formula="of:= [.B194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25566">
            <text:p>125566</text:p>
          </table:table-cell>
          <table:table-cell office:value-type="float" office:value="180">
            <text:p>180</text:p>
          </table:table-cell>
          <table:table-cell table:formula="of:= 46656 / [.B195]" office:value-type="float" office:value="259.2">
            <text:p>259.2</text:p>
          </table:table-cell>
          <table:table-cell table:formula="of:= [.B195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25666">
            <text:p>125666</text:p>
          </table:table-cell>
          <table:table-cell office:value-type="float" office:value="120">
            <text:p>120</text:p>
          </table:table-cell>
          <table:table-cell table:formula="of:= 46656 / [.B196]" office:value-type="float" office:value="388.8">
            <text:p>388.8</text:p>
          </table:table-cell>
          <table:table-cell table:formula="of:= [.B196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26666">
            <text:p>126666</text:p>
          </table:table-cell>
          <table:table-cell office:value-type="float" office:value="30">
            <text:p>30</text:p>
          </table:table-cell>
          <table:table-cell table:formula="of:= 46656 / [.B197]" office:value-type="float" office:value="1555.2">
            <text:p>1555.2</text:p>
          </table:table-cell>
          <table:table-cell table:formula="of:= [.B197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33333">
            <text:p>133333</text:p>
          </table:table-cell>
          <table:table-cell office:value-type="float" office:value="6">
            <text:p>6</text:p>
          </table:table-cell>
          <table:table-cell table:formula="of:= 46656 / [.B198]" office:value-type="float" office:value="7776">
            <text:p>7776</text:p>
          </table:table-cell>
          <table:table-cell table:formula="of:= [.B198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133334">
            <text:p>133334</text:p>
          </table:table-cell>
          <table:table-cell office:value-type="float" office:value="30">
            <text:p>30</text:p>
          </table:table-cell>
          <table:table-cell table:formula="of:= 46656 / [.B199]" office:value-type="float" office:value="1555.2">
            <text:p>1555.2</text:p>
          </table:table-cell>
          <table:table-cell table:formula="of:= [.B199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33335">
            <text:p>133335</text:p>
          </table:table-cell>
          <table:table-cell office:value-type="float" office:value="30">
            <text:p>30</text:p>
          </table:table-cell>
          <table:table-cell table:formula="of:= 46656 / [.B200]" office:value-type="float" office:value="1555.2">
            <text:p>1555.2</text:p>
          </table:table-cell>
          <table:table-cell table:formula="of:= [.B200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33336">
            <text:p>133336</text:p>
          </table:table-cell>
          <table:table-cell office:value-type="float" office:value="30">
            <text:p>30</text:p>
          </table:table-cell>
          <table:table-cell table:formula="of:= 46656 / [.B201]" office:value-type="float" office:value="1555.2">
            <text:p>1555.2</text:p>
          </table:table-cell>
          <table:table-cell table:formula="of:= [.B201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33344">
            <text:p>133344</text:p>
          </table:table-cell>
          <table:table-cell office:value-type="float" office:value="60">
            <text:p>60</text:p>
          </table:table-cell>
          <table:table-cell table:formula="of:= 46656 / [.B202]" office:value-type="float" office:value="777.6">
            <text:p>777.6</text:p>
          </table:table-cell>
          <table:table-cell table:formula="of:= [.B202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33345">
            <text:p>133345</text:p>
          </table:table-cell>
          <table:table-cell office:value-type="float" office:value="120">
            <text:p>120</text:p>
          </table:table-cell>
          <table:table-cell table:formula="of:= 46656 / [.B203]" office:value-type="float" office:value="388.8">
            <text:p>388.8</text:p>
          </table:table-cell>
          <table:table-cell table:formula="of:= [.B203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33346">
            <text:p>133346</text:p>
          </table:table-cell>
          <table:table-cell office:value-type="float" office:value="120">
            <text:p>120</text:p>
          </table:table-cell>
          <table:table-cell table:formula="of:= 46656 / [.B204]" office:value-type="float" office:value="388.8">
            <text:p>388.8</text:p>
          </table:table-cell>
          <table:table-cell table:formula="of:= [.B204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33355">
            <text:p>133355</text:p>
          </table:table-cell>
          <table:table-cell office:value-type="float" office:value="60">
            <text:p>60</text:p>
          </table:table-cell>
          <table:table-cell table:formula="of:= 46656 / [.B205]" office:value-type="float" office:value="777.6">
            <text:p>777.6</text:p>
          </table:table-cell>
          <table:table-cell table:formula="of:= [.B205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33356">
            <text:p>133356</text:p>
          </table:table-cell>
          <table:table-cell office:value-type="float" office:value="120">
            <text:p>120</text:p>
          </table:table-cell>
          <table:table-cell table:formula="of:= 46656 / [.B206]" office:value-type="float" office:value="388.8">
            <text:p>388.8</text:p>
          </table:table-cell>
          <table:table-cell table:formula="of:= [.B206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33366">
            <text:p>133366</text:p>
          </table:table-cell>
          <table:table-cell office:value-type="float" office:value="60">
            <text:p>60</text:p>
          </table:table-cell>
          <table:table-cell table:formula="of:= 46656 / [.B207]" office:value-type="float" office:value="777.6">
            <text:p>777.6</text:p>
          </table:table-cell>
          <table:table-cell table:formula="of:= [.B207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33444">
            <text:p>133444</text:p>
          </table:table-cell>
          <table:table-cell office:value-type="float" office:value="60">
            <text:p>60</text:p>
          </table:table-cell>
          <table:table-cell table:formula="of:= 46656 / [.B208]" office:value-type="float" office:value="777.6">
            <text:p>777.6</text:p>
          </table:table-cell>
          <table:table-cell table:formula="of:= [.B208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33445">
            <text:p>133445</text:p>
          </table:table-cell>
          <table:table-cell office:value-type="float" office:value="180">
            <text:p>180</text:p>
          </table:table-cell>
          <table:table-cell table:formula="of:= 46656 / [.B209]" office:value-type="float" office:value="259.2">
            <text:p>259.2</text:p>
          </table:table-cell>
          <table:table-cell table:formula="of:= [.B209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33446">
            <text:p>133446</text:p>
          </table:table-cell>
          <table:table-cell office:value-type="float" office:value="180">
            <text:p>180</text:p>
          </table:table-cell>
          <table:table-cell table:formula="of:= 46656 / [.B210]" office:value-type="float" office:value="259.2">
            <text:p>259.2</text:p>
          </table:table-cell>
          <table:table-cell table:formula="of:= [.B210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33455">
            <text:p>133455</text:p>
          </table:table-cell>
          <table:table-cell office:value-type="float" office:value="180">
            <text:p>180</text:p>
          </table:table-cell>
          <table:table-cell table:formula="of:= 46656 / [.B211]" office:value-type="float" office:value="259.2">
            <text:p>259.2</text:p>
          </table:table-cell>
          <table:table-cell table:formula="of:= [.B211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33456">
            <text:p>133456</text:p>
          </table:table-cell>
          <table:table-cell office:value-type="float" office:value="360">
            <text:p>360</text:p>
          </table:table-cell>
          <table:table-cell table:formula="of:= 46656 / [.B212]" office:value-type="float" office:value="129.6">
            <text:p>129.6</text:p>
          </table:table-cell>
          <table:table-cell table:formula="of:= [.B212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33466">
            <text:p>133466</text:p>
          </table:table-cell>
          <table:table-cell office:value-type="float" office:value="180">
            <text:p>180</text:p>
          </table:table-cell>
          <table:table-cell table:formula="of:= 46656 / [.B213]" office:value-type="float" office:value="259.2">
            <text:p>259.2</text:p>
          </table:table-cell>
          <table:table-cell table:formula="of:= [.B213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33555">
            <text:p>133555</text:p>
          </table:table-cell>
          <table:table-cell office:value-type="float" office:value="60">
            <text:p>60</text:p>
          </table:table-cell>
          <table:table-cell table:formula="of:= 46656 / [.B214]" office:value-type="float" office:value="777.6">
            <text:p>777.6</text:p>
          </table:table-cell>
          <table:table-cell table:formula="of:= [.B214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33556">
            <text:p>133556</text:p>
          </table:table-cell>
          <table:table-cell office:value-type="float" office:value="180">
            <text:p>180</text:p>
          </table:table-cell>
          <table:table-cell table:formula="of:= 46656 / [.B215]" office:value-type="float" office:value="259.2">
            <text:p>259.2</text:p>
          </table:table-cell>
          <table:table-cell table:formula="of:= [.B215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33566">
            <text:p>133566</text:p>
          </table:table-cell>
          <table:table-cell office:value-type="float" office:value="180">
            <text:p>180</text:p>
          </table:table-cell>
          <table:table-cell table:formula="of:= 46656 / [.B216]" office:value-type="float" office:value="259.2">
            <text:p>259.2</text:p>
          </table:table-cell>
          <table:table-cell table:formula="of:= [.B216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33666">
            <text:p>133666</text:p>
          </table:table-cell>
          <table:table-cell office:value-type="float" office:value="60">
            <text:p>60</text:p>
          </table:table-cell>
          <table:table-cell table:formula="of:= 46656 / [.B217]" office:value-type="float" office:value="777.6">
            <text:p>777.6</text:p>
          </table:table-cell>
          <table:table-cell table:formula="of:= [.B217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34444">
            <text:p>134444</text:p>
          </table:table-cell>
          <table:table-cell office:value-type="float" office:value="30">
            <text:p>30</text:p>
          </table:table-cell>
          <table:table-cell table:formula="of:= 46656 / [.B218]" office:value-type="float" office:value="1555.2">
            <text:p>1555.2</text:p>
          </table:table-cell>
          <table:table-cell table:formula="of:= [.B218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34445">
            <text:p>134445</text:p>
          </table:table-cell>
          <table:table-cell office:value-type="float" office:value="120">
            <text:p>120</text:p>
          </table:table-cell>
          <table:table-cell table:formula="of:= 46656 / [.B219]" office:value-type="float" office:value="388.8">
            <text:p>388.8</text:p>
          </table:table-cell>
          <table:table-cell table:formula="of:= [.B219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34446">
            <text:p>134446</text:p>
          </table:table-cell>
          <table:table-cell office:value-type="float" office:value="120">
            <text:p>120</text:p>
          </table:table-cell>
          <table:table-cell table:formula="of:= 46656 / [.B220]" office:value-type="float" office:value="388.8">
            <text:p>388.8</text:p>
          </table:table-cell>
          <table:table-cell table:formula="of:= [.B220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34455">
            <text:p>134455</text:p>
          </table:table-cell>
          <table:table-cell office:value-type="float" office:value="180">
            <text:p>180</text:p>
          </table:table-cell>
          <table:table-cell table:formula="of:= 46656 / [.B221]" office:value-type="float" office:value="259.2">
            <text:p>259.2</text:p>
          </table:table-cell>
          <table:table-cell table:formula="of:= [.B221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34456">
            <text:p>134456</text:p>
          </table:table-cell>
          <table:table-cell office:value-type="float" office:value="360">
            <text:p>360</text:p>
          </table:table-cell>
          <table:table-cell table:formula="of:= 46656 / [.B222]" office:value-type="float" office:value="129.6">
            <text:p>129.6</text:p>
          </table:table-cell>
          <table:table-cell table:formula="of:= [.B222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34466">
            <text:p>134466</text:p>
          </table:table-cell>
          <table:table-cell office:value-type="float" office:value="180">
            <text:p>180</text:p>
          </table:table-cell>
          <table:table-cell table:formula="of:= 46656 / [.B223]" office:value-type="float" office:value="259.2">
            <text:p>259.2</text:p>
          </table:table-cell>
          <table:table-cell table:formula="of:= [.B223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34555">
            <text:p>134555</text:p>
          </table:table-cell>
          <table:table-cell office:value-type="float" office:value="120">
            <text:p>120</text:p>
          </table:table-cell>
          <table:table-cell table:formula="of:= 46656 / [.B224]" office:value-type="float" office:value="388.8">
            <text:p>388.8</text:p>
          </table:table-cell>
          <table:table-cell table:formula="of:= [.B224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34556">
            <text:p>134556</text:p>
          </table:table-cell>
          <table:table-cell office:value-type="float" office:value="360">
            <text:p>360</text:p>
          </table:table-cell>
          <table:table-cell table:formula="of:= 46656 / [.B225]" office:value-type="float" office:value="129.6">
            <text:p>129.6</text:p>
          </table:table-cell>
          <table:table-cell table:formula="of:= [.B225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34566">
            <text:p>134566</text:p>
          </table:table-cell>
          <table:table-cell office:value-type="float" office:value="360">
            <text:p>360</text:p>
          </table:table-cell>
          <table:table-cell table:formula="of:= 46656 / [.B226]" office:value-type="float" office:value="129.6">
            <text:p>129.6</text:p>
          </table:table-cell>
          <table:table-cell table:formula="of:= [.B226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134666">
            <text:p>134666</text:p>
          </table:table-cell>
          <table:table-cell office:value-type="float" office:value="120">
            <text:p>120</text:p>
          </table:table-cell>
          <table:table-cell table:formula="of:= 46656 / [.B227]" office:value-type="float" office:value="388.8">
            <text:p>388.8</text:p>
          </table:table-cell>
          <table:table-cell table:formula="of:= [.B227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35555">
            <text:p>135555</text:p>
          </table:table-cell>
          <table:table-cell office:value-type="float" office:value="30">
            <text:p>30</text:p>
          </table:table-cell>
          <table:table-cell table:formula="of:= 46656 / [.B228]" office:value-type="float" office:value="1555.2">
            <text:p>1555.2</text:p>
          </table:table-cell>
          <table:table-cell table:formula="of:= [.B228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35556">
            <text:p>135556</text:p>
          </table:table-cell>
          <table:table-cell office:value-type="float" office:value="120">
            <text:p>120</text:p>
          </table:table-cell>
          <table:table-cell table:formula="of:= 46656 / [.B229]" office:value-type="float" office:value="388.8">
            <text:p>388.8</text:p>
          </table:table-cell>
          <table:table-cell table:formula="of:= [.B229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35566">
            <text:p>135566</text:p>
          </table:table-cell>
          <table:table-cell office:value-type="float" office:value="180">
            <text:p>180</text:p>
          </table:table-cell>
          <table:table-cell table:formula="of:= 46656 / [.B230]" office:value-type="float" office:value="259.2">
            <text:p>259.2</text:p>
          </table:table-cell>
          <table:table-cell table:formula="of:= [.B230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35666">
            <text:p>135666</text:p>
          </table:table-cell>
          <table:table-cell office:value-type="float" office:value="120">
            <text:p>120</text:p>
          </table:table-cell>
          <table:table-cell table:formula="of:= 46656 / [.B231]" office:value-type="float" office:value="388.8">
            <text:p>388.8</text:p>
          </table:table-cell>
          <table:table-cell table:formula="of:= [.B231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36666">
            <text:p>136666</text:p>
          </table:table-cell>
          <table:table-cell office:value-type="float" office:value="30">
            <text:p>30</text:p>
          </table:table-cell>
          <table:table-cell table:formula="of:= 46656 / [.B232]" office:value-type="float" office:value="1555.2">
            <text:p>1555.2</text:p>
          </table:table-cell>
          <table:table-cell table:formula="of:= [.B232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44444">
            <text:p>144444</text:p>
          </table:table-cell>
          <table:table-cell office:value-type="float" office:value="6">
            <text:p>6</text:p>
          </table:table-cell>
          <table:table-cell table:formula="of:= 46656 / [.B233]" office:value-type="float" office:value="7776">
            <text:p>7776</text:p>
          </table:table-cell>
          <table:table-cell table:formula="of:= [.B233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144445">
            <text:p>144445</text:p>
          </table:table-cell>
          <table:table-cell office:value-type="float" office:value="30">
            <text:p>30</text:p>
          </table:table-cell>
          <table:table-cell table:formula="of:= 46656 / [.B234]" office:value-type="float" office:value="1555.2">
            <text:p>1555.2</text:p>
          </table:table-cell>
          <table:table-cell table:formula="of:= [.B234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44446">
            <text:p>144446</text:p>
          </table:table-cell>
          <table:table-cell office:value-type="float" office:value="30">
            <text:p>30</text:p>
          </table:table-cell>
          <table:table-cell table:formula="of:= 46656 / [.B235]" office:value-type="float" office:value="1555.2">
            <text:p>1555.2</text:p>
          </table:table-cell>
          <table:table-cell table:formula="of:= [.B235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44455">
            <text:p>144455</text:p>
          </table:table-cell>
          <table:table-cell office:value-type="float" office:value="60">
            <text:p>60</text:p>
          </table:table-cell>
          <table:table-cell table:formula="of:= 46656 / [.B236]" office:value-type="float" office:value="777.6">
            <text:p>777.6</text:p>
          </table:table-cell>
          <table:table-cell table:formula="of:= [.B236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44456">
            <text:p>144456</text:p>
          </table:table-cell>
          <table:table-cell office:value-type="float" office:value="120">
            <text:p>120</text:p>
          </table:table-cell>
          <table:table-cell table:formula="of:= 46656 / [.B237]" office:value-type="float" office:value="388.8">
            <text:p>388.8</text:p>
          </table:table-cell>
          <table:table-cell table:formula="of:= [.B237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44466">
            <text:p>144466</text:p>
          </table:table-cell>
          <table:table-cell office:value-type="float" office:value="60">
            <text:p>60</text:p>
          </table:table-cell>
          <table:table-cell table:formula="of:= 46656 / [.B238]" office:value-type="float" office:value="777.6">
            <text:p>777.6</text:p>
          </table:table-cell>
          <table:table-cell table:formula="of:= [.B238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44555">
            <text:p>144555</text:p>
          </table:table-cell>
          <table:table-cell office:value-type="float" office:value="60">
            <text:p>60</text:p>
          </table:table-cell>
          <table:table-cell table:formula="of:= 46656 / [.B239]" office:value-type="float" office:value="777.6">
            <text:p>777.6</text:p>
          </table:table-cell>
          <table:table-cell table:formula="of:= [.B239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44556">
            <text:p>144556</text:p>
          </table:table-cell>
          <table:table-cell office:value-type="float" office:value="180">
            <text:p>180</text:p>
          </table:table-cell>
          <table:table-cell table:formula="of:= 46656 / [.B240]" office:value-type="float" office:value="259.2">
            <text:p>259.2</text:p>
          </table:table-cell>
          <table:table-cell table:formula="of:= [.B240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44566">
            <text:p>144566</text:p>
          </table:table-cell>
          <table:table-cell office:value-type="float" office:value="180">
            <text:p>180</text:p>
          </table:table-cell>
          <table:table-cell table:formula="of:= 46656 / [.B241]" office:value-type="float" office:value="259.2">
            <text:p>259.2</text:p>
          </table:table-cell>
          <table:table-cell table:formula="of:= [.B241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44666">
            <text:p>144666</text:p>
          </table:table-cell>
          <table:table-cell office:value-type="float" office:value="60">
            <text:p>60</text:p>
          </table:table-cell>
          <table:table-cell table:formula="of:= 46656 / [.B242]" office:value-type="float" office:value="777.6">
            <text:p>777.6</text:p>
          </table:table-cell>
          <table:table-cell table:formula="of:= [.B242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45555">
            <text:p>145555</text:p>
          </table:table-cell>
          <table:table-cell office:value-type="float" office:value="30">
            <text:p>30</text:p>
          </table:table-cell>
          <table:table-cell table:formula="of:= 46656 / [.B243]" office:value-type="float" office:value="1555.2">
            <text:p>1555.2</text:p>
          </table:table-cell>
          <table:table-cell table:formula="of:= [.B243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45556">
            <text:p>145556</text:p>
          </table:table-cell>
          <table:table-cell office:value-type="float" office:value="120">
            <text:p>120</text:p>
          </table:table-cell>
          <table:table-cell table:formula="of:= 46656 / [.B244]" office:value-type="float" office:value="388.8">
            <text:p>388.8</text:p>
          </table:table-cell>
          <table:table-cell table:formula="of:= [.B244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45566">
            <text:p>145566</text:p>
          </table:table-cell>
          <table:table-cell office:value-type="float" office:value="180">
            <text:p>180</text:p>
          </table:table-cell>
          <table:table-cell table:formula="of:= 46656 / [.B245]" office:value-type="float" office:value="259.2">
            <text:p>259.2</text:p>
          </table:table-cell>
          <table:table-cell table:formula="of:= [.B245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145666">
            <text:p>145666</text:p>
          </table:table-cell>
          <table:table-cell office:value-type="float" office:value="120">
            <text:p>120</text:p>
          </table:table-cell>
          <table:table-cell table:formula="of:= 46656 / [.B246]" office:value-type="float" office:value="388.8">
            <text:p>388.8</text:p>
          </table:table-cell>
          <table:table-cell table:formula="of:= [.B246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146666">
            <text:p>146666</text:p>
          </table:table-cell>
          <table:table-cell office:value-type="float" office:value="30">
            <text:p>30</text:p>
          </table:table-cell>
          <table:table-cell table:formula="of:= 46656 / [.B247]" office:value-type="float" office:value="1555.2">
            <text:p>1555.2</text:p>
          </table:table-cell>
          <table:table-cell table:formula="of:= [.B247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55555">
            <text:p>155555</text:p>
          </table:table-cell>
          <table:table-cell office:value-type="float" office:value="6">
            <text:p>6</text:p>
          </table:table-cell>
          <table:table-cell table:formula="of:= 46656 / [.B248]" office:value-type="float" office:value="7776">
            <text:p>7776</text:p>
          </table:table-cell>
          <table:table-cell table:formula="of:= [.B248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155556">
            <text:p>155556</text:p>
          </table:table-cell>
          <table:table-cell office:value-type="float" office:value="30">
            <text:p>30</text:p>
          </table:table-cell>
          <table:table-cell table:formula="of:= 46656 / [.B249]" office:value-type="float" office:value="1555.2">
            <text:p>1555.2</text:p>
          </table:table-cell>
          <table:table-cell table:formula="of:= [.B249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55566">
            <text:p>155566</text:p>
          </table:table-cell>
          <table:table-cell office:value-type="float" office:value="60">
            <text:p>60</text:p>
          </table:table-cell>
          <table:table-cell table:formula="of:= 46656 / [.B250]" office:value-type="float" office:value="777.6">
            <text:p>777.6</text:p>
          </table:table-cell>
          <table:table-cell table:formula="of:= [.B250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55666">
            <text:p>155666</text:p>
          </table:table-cell>
          <table:table-cell office:value-type="float" office:value="60">
            <text:p>60</text:p>
          </table:table-cell>
          <table:table-cell table:formula="of:= 46656 / [.B251]" office:value-type="float" office:value="777.6">
            <text:p>777.6</text:p>
          </table:table-cell>
          <table:table-cell table:formula="of:= [.B251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156666">
            <text:p>156666</text:p>
          </table:table-cell>
          <table:table-cell office:value-type="float" office:value="30">
            <text:p>30</text:p>
          </table:table-cell>
          <table:table-cell table:formula="of:= 46656 / [.B252]" office:value-type="float" office:value="1555.2">
            <text:p>1555.2</text:p>
          </table:table-cell>
          <table:table-cell table:formula="of:= [.B252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166666">
            <text:p>166666</text:p>
          </table:table-cell>
          <table:table-cell office:value-type="float" office:value="6">
            <text:p>6</text:p>
          </table:table-cell>
          <table:table-cell table:formula="of:= 46656 / [.B253]" office:value-type="float" office:value="7776">
            <text:p>7776</text:p>
          </table:table-cell>
          <table:table-cell table:formula="of:= [.B253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222222">
            <text:p>222222</text:p>
          </table:table-cell>
          <table:table-cell office:value-type="float" office:value="1">
            <text:p>1</text:p>
          </table:table-cell>
          <table:table-cell table:formula="of:= 46656 / [.B254]" office:value-type="float" office:value="46656">
            <text:p>46656</text:p>
          </table:table-cell>
          <table:table-cell table:formula="of:= [.B254] / 46656" office:value-type="percentage" office:value="0.0000214334705075446">
            <text:p>0.0021%</text:p>
          </table:table-cell>
        </table:table-row>
        <table:table-row table:style-name="ro1">
          <table:table-cell office:value-type="float" office:value="222223">
            <text:p>222223</text:p>
          </table:table-cell>
          <table:table-cell office:value-type="float" office:value="6">
            <text:p>6</text:p>
          </table:table-cell>
          <table:table-cell table:formula="of:= 46656 / [.B255]" office:value-type="float" office:value="7776">
            <text:p>7776</text:p>
          </table:table-cell>
          <table:table-cell table:formula="of:= [.B255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222224">
            <text:p>222224</text:p>
          </table:table-cell>
          <table:table-cell office:value-type="float" office:value="6">
            <text:p>6</text:p>
          </table:table-cell>
          <table:table-cell table:formula="of:= 46656 / [.B256]" office:value-type="float" office:value="7776">
            <text:p>7776</text:p>
          </table:table-cell>
          <table:table-cell table:formula="of:= [.B256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222225">
            <text:p>222225</text:p>
          </table:table-cell>
          <table:table-cell office:value-type="float" office:value="6">
            <text:p>6</text:p>
          </table:table-cell>
          <table:table-cell table:formula="of:= 46656 / [.B257]" office:value-type="float" office:value="7776">
            <text:p>7776</text:p>
          </table:table-cell>
          <table:table-cell table:formula="of:= [.B257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222226">
            <text:p>222226</text:p>
          </table:table-cell>
          <table:table-cell office:value-type="float" office:value="6">
            <text:p>6</text:p>
          </table:table-cell>
          <table:table-cell table:formula="of:= 46656 / [.B258]" office:value-type="float" office:value="7776">
            <text:p>7776</text:p>
          </table:table-cell>
          <table:table-cell table:formula="of:= [.B258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222233">
            <text:p>222233</text:p>
          </table:table-cell>
          <table:table-cell office:value-type="float" office:value="15">
            <text:p>15</text:p>
          </table:table-cell>
          <table:table-cell table:formula="of:= 46656 / [.B259]" office:value-type="float" office:value="3110.4">
            <text:p>3110.4</text:p>
          </table:table-cell>
          <table:table-cell table:formula="of:= [.B259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222234">
            <text:p>222234</text:p>
          </table:table-cell>
          <table:table-cell office:value-type="float" office:value="30">
            <text:p>30</text:p>
          </table:table-cell>
          <table:table-cell table:formula="of:= 46656 / [.B260]" office:value-type="float" office:value="1555.2">
            <text:p>1555.2</text:p>
          </table:table-cell>
          <table:table-cell table:formula="of:= [.B260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222235">
            <text:p>222235</text:p>
          </table:table-cell>
          <table:table-cell office:value-type="float" office:value="30">
            <text:p>30</text:p>
          </table:table-cell>
          <table:table-cell table:formula="of:= 46656 / [.B261]" office:value-type="float" office:value="1555.2">
            <text:p>1555.2</text:p>
          </table:table-cell>
          <table:table-cell table:formula="of:= [.B261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222236">
            <text:p>222236</text:p>
          </table:table-cell>
          <table:table-cell office:value-type="float" office:value="30">
            <text:p>30</text:p>
          </table:table-cell>
          <table:table-cell table:formula="of:= 46656 / [.B262]" office:value-type="float" office:value="1555.2">
            <text:p>1555.2</text:p>
          </table:table-cell>
          <table:table-cell table:formula="of:= [.B262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222244">
            <text:p>222244</text:p>
          </table:table-cell>
          <table:table-cell office:value-type="float" office:value="15">
            <text:p>15</text:p>
          </table:table-cell>
          <table:table-cell table:formula="of:= 46656 / [.B263]" office:value-type="float" office:value="3110.4">
            <text:p>3110.4</text:p>
          </table:table-cell>
          <table:table-cell table:formula="of:= [.B263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222245">
            <text:p>222245</text:p>
          </table:table-cell>
          <table:table-cell office:value-type="float" office:value="30">
            <text:p>30</text:p>
          </table:table-cell>
          <table:table-cell table:formula="of:= 46656 / [.B264]" office:value-type="float" office:value="1555.2">
            <text:p>1555.2</text:p>
          </table:table-cell>
          <table:table-cell table:formula="of:= [.B264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222246">
            <text:p>222246</text:p>
          </table:table-cell>
          <table:table-cell office:value-type="float" office:value="30">
            <text:p>30</text:p>
          </table:table-cell>
          <table:table-cell table:formula="of:= 46656 / [.B265]" office:value-type="float" office:value="1555.2">
            <text:p>1555.2</text:p>
          </table:table-cell>
          <table:table-cell table:formula="of:= [.B265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222255">
            <text:p>222255</text:p>
          </table:table-cell>
          <table:table-cell office:value-type="float" office:value="15">
            <text:p>15</text:p>
          </table:table-cell>
          <table:table-cell table:formula="of:= 46656 / [.B266]" office:value-type="float" office:value="3110.4">
            <text:p>3110.4</text:p>
          </table:table-cell>
          <table:table-cell table:formula="of:= [.B266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222256">
            <text:p>222256</text:p>
          </table:table-cell>
          <table:table-cell office:value-type="float" office:value="30">
            <text:p>30</text:p>
          </table:table-cell>
          <table:table-cell table:formula="of:= 46656 / [.B267]" office:value-type="float" office:value="1555.2">
            <text:p>1555.2</text:p>
          </table:table-cell>
          <table:table-cell table:formula="of:= [.B267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222266">
            <text:p>222266</text:p>
          </table:table-cell>
          <table:table-cell office:value-type="float" office:value="15">
            <text:p>15</text:p>
          </table:table-cell>
          <table:table-cell table:formula="of:= 46656 / [.B268]" office:value-type="float" office:value="3110.4">
            <text:p>3110.4</text:p>
          </table:table-cell>
          <table:table-cell table:formula="of:= [.B268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222333">
            <text:p>222333</text:p>
          </table:table-cell>
          <table:table-cell office:value-type="float" office:value="20">
            <text:p>20</text:p>
          </table:table-cell>
          <table:table-cell table:formula="of:= 46656 / [.B269]" office:value-type="float" office:value="2332.8">
            <text:p>2332.8</text:p>
          </table:table-cell>
          <table:table-cell table:formula="of:= [.B269] / 46656" office:value-type="percentage" office:value="0.000428669410150892">
            <text:p>0.0429%</text:p>
          </table:table-cell>
        </table:table-row>
        <table:table-row table:style-name="ro1">
          <table:table-cell office:value-type="float" office:value="222334">
            <text:p>222334</text:p>
          </table:table-cell>
          <table:table-cell office:value-type="float" office:value="60">
            <text:p>60</text:p>
          </table:table-cell>
          <table:table-cell table:formula="of:= 46656 / [.B270]" office:value-type="float" office:value="777.6">
            <text:p>777.6</text:p>
          </table:table-cell>
          <table:table-cell table:formula="of:= [.B270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2335">
            <text:p>222335</text:p>
          </table:table-cell>
          <table:table-cell office:value-type="float" office:value="60">
            <text:p>60</text:p>
          </table:table-cell>
          <table:table-cell table:formula="of:= 46656 / [.B271]" office:value-type="float" office:value="777.6">
            <text:p>777.6</text:p>
          </table:table-cell>
          <table:table-cell table:formula="of:= [.B271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2336">
            <text:p>222336</text:p>
          </table:table-cell>
          <table:table-cell office:value-type="float" office:value="60">
            <text:p>60</text:p>
          </table:table-cell>
          <table:table-cell table:formula="of:= 46656 / [.B272]" office:value-type="float" office:value="777.6">
            <text:p>777.6</text:p>
          </table:table-cell>
          <table:table-cell table:formula="of:= [.B272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2344">
            <text:p>222344</text:p>
          </table:table-cell>
          <table:table-cell office:value-type="float" office:value="60">
            <text:p>60</text:p>
          </table:table-cell>
          <table:table-cell table:formula="of:= 46656 / [.B273]" office:value-type="float" office:value="777.6">
            <text:p>777.6</text:p>
          </table:table-cell>
          <table:table-cell table:formula="of:= [.B273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2345">
            <text:p>222345</text:p>
          </table:table-cell>
          <table:table-cell office:value-type="float" office:value="120">
            <text:p>120</text:p>
          </table:table-cell>
          <table:table-cell table:formula="of:= 46656 / [.B274]" office:value-type="float" office:value="388.8">
            <text:p>388.8</text:p>
          </table:table-cell>
          <table:table-cell table:formula="of:= [.B274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222346">
            <text:p>222346</text:p>
          </table:table-cell>
          <table:table-cell office:value-type="float" office:value="120">
            <text:p>120</text:p>
          </table:table-cell>
          <table:table-cell table:formula="of:= 46656 / [.B275]" office:value-type="float" office:value="388.8">
            <text:p>388.8</text:p>
          </table:table-cell>
          <table:table-cell table:formula="of:= [.B275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222355">
            <text:p>222355</text:p>
          </table:table-cell>
          <table:table-cell office:value-type="float" office:value="60">
            <text:p>60</text:p>
          </table:table-cell>
          <table:table-cell table:formula="of:= 46656 / [.B276]" office:value-type="float" office:value="777.6">
            <text:p>777.6</text:p>
          </table:table-cell>
          <table:table-cell table:formula="of:= [.B276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2356">
            <text:p>222356</text:p>
          </table:table-cell>
          <table:table-cell office:value-type="float" office:value="120">
            <text:p>120</text:p>
          </table:table-cell>
          <table:table-cell table:formula="of:= 46656 / [.B277]" office:value-type="float" office:value="388.8">
            <text:p>388.8</text:p>
          </table:table-cell>
          <table:table-cell table:formula="of:= [.B277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222366">
            <text:p>222366</text:p>
          </table:table-cell>
          <table:table-cell office:value-type="float" office:value="60">
            <text:p>60</text:p>
          </table:table-cell>
          <table:table-cell table:formula="of:= 46656 / [.B278]" office:value-type="float" office:value="777.6">
            <text:p>777.6</text:p>
          </table:table-cell>
          <table:table-cell table:formula="of:= [.B278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2444">
            <text:p>222444</text:p>
          </table:table-cell>
          <table:table-cell office:value-type="float" office:value="20">
            <text:p>20</text:p>
          </table:table-cell>
          <table:table-cell table:formula="of:= 46656 / [.B279]" office:value-type="float" office:value="2332.8">
            <text:p>2332.8</text:p>
          </table:table-cell>
          <table:table-cell table:formula="of:= [.B279] / 46656" office:value-type="percentage" office:value="0.000428669410150892">
            <text:p>0.0429%</text:p>
          </table:table-cell>
        </table:table-row>
        <table:table-row table:style-name="ro1">
          <table:table-cell office:value-type="float" office:value="222445">
            <text:p>222445</text:p>
          </table:table-cell>
          <table:table-cell office:value-type="float" office:value="60">
            <text:p>60</text:p>
          </table:table-cell>
          <table:table-cell table:formula="of:= 46656 / [.B280]" office:value-type="float" office:value="777.6">
            <text:p>777.6</text:p>
          </table:table-cell>
          <table:table-cell table:formula="of:= [.B280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2446">
            <text:p>222446</text:p>
          </table:table-cell>
          <table:table-cell office:value-type="float" office:value="60">
            <text:p>60</text:p>
          </table:table-cell>
          <table:table-cell table:formula="of:= 46656 / [.B281]" office:value-type="float" office:value="777.6">
            <text:p>777.6</text:p>
          </table:table-cell>
          <table:table-cell table:formula="of:= [.B281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2455">
            <text:p>222455</text:p>
          </table:table-cell>
          <table:table-cell office:value-type="float" office:value="60">
            <text:p>60</text:p>
          </table:table-cell>
          <table:table-cell table:formula="of:= 46656 / [.B282]" office:value-type="float" office:value="777.6">
            <text:p>777.6</text:p>
          </table:table-cell>
          <table:table-cell table:formula="of:= [.B282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2456">
            <text:p>222456</text:p>
          </table:table-cell>
          <table:table-cell office:value-type="float" office:value="120">
            <text:p>120</text:p>
          </table:table-cell>
          <table:table-cell table:formula="of:= 46656 / [.B283]" office:value-type="float" office:value="388.8">
            <text:p>388.8</text:p>
          </table:table-cell>
          <table:table-cell table:formula="of:= [.B283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222466">
            <text:p>222466</text:p>
          </table:table-cell>
          <table:table-cell office:value-type="float" office:value="60">
            <text:p>60</text:p>
          </table:table-cell>
          <table:table-cell table:formula="of:= 46656 / [.B284]" office:value-type="float" office:value="777.6">
            <text:p>777.6</text:p>
          </table:table-cell>
          <table:table-cell table:formula="of:= [.B284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2555">
            <text:p>222555</text:p>
          </table:table-cell>
          <table:table-cell office:value-type="float" office:value="20">
            <text:p>20</text:p>
          </table:table-cell>
          <table:table-cell table:formula="of:= 46656 / [.B285]" office:value-type="float" office:value="2332.8">
            <text:p>2332.8</text:p>
          </table:table-cell>
          <table:table-cell table:formula="of:= [.B285] / 46656" office:value-type="percentage" office:value="0.000428669410150892">
            <text:p>0.0429%</text:p>
          </table:table-cell>
        </table:table-row>
        <table:table-row table:style-name="ro1">
          <table:table-cell office:value-type="float" office:value="222556">
            <text:p>222556</text:p>
          </table:table-cell>
          <table:table-cell office:value-type="float" office:value="60">
            <text:p>60</text:p>
          </table:table-cell>
          <table:table-cell table:formula="of:= 46656 / [.B286]" office:value-type="float" office:value="777.6">
            <text:p>777.6</text:p>
          </table:table-cell>
          <table:table-cell table:formula="of:= [.B286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2566">
            <text:p>222566</text:p>
          </table:table-cell>
          <table:table-cell office:value-type="float" office:value="60">
            <text:p>60</text:p>
          </table:table-cell>
          <table:table-cell table:formula="of:= 46656 / [.B287]" office:value-type="float" office:value="777.6">
            <text:p>777.6</text:p>
          </table:table-cell>
          <table:table-cell table:formula="of:= [.B287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2666">
            <text:p>222666</text:p>
          </table:table-cell>
          <table:table-cell office:value-type="float" office:value="20">
            <text:p>20</text:p>
          </table:table-cell>
          <table:table-cell table:formula="of:= 46656 / [.B288]" office:value-type="float" office:value="2332.8">
            <text:p>2332.8</text:p>
          </table:table-cell>
          <table:table-cell table:formula="of:= [.B288] / 46656" office:value-type="percentage" office:value="0.000428669410150892">
            <text:p>0.0429%</text:p>
          </table:table-cell>
        </table:table-row>
        <table:table-row table:style-name="ro1">
          <table:table-cell office:value-type="float" office:value="223333">
            <text:p>223333</text:p>
          </table:table-cell>
          <table:table-cell office:value-type="float" office:value="15">
            <text:p>15</text:p>
          </table:table-cell>
          <table:table-cell table:formula="of:= 46656 / [.B289]" office:value-type="float" office:value="3110.4">
            <text:p>3110.4</text:p>
          </table:table-cell>
          <table:table-cell table:formula="of:= [.B289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223334">
            <text:p>223334</text:p>
          </table:table-cell>
          <table:table-cell office:value-type="float" office:value="60">
            <text:p>60</text:p>
          </table:table-cell>
          <table:table-cell table:formula="of:= 46656 / [.B290]" office:value-type="float" office:value="777.6">
            <text:p>777.6</text:p>
          </table:table-cell>
          <table:table-cell table:formula="of:= [.B290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3335">
            <text:p>223335</text:p>
          </table:table-cell>
          <table:table-cell office:value-type="float" office:value="60">
            <text:p>60</text:p>
          </table:table-cell>
          <table:table-cell table:formula="of:= 46656 / [.B291]" office:value-type="float" office:value="777.6">
            <text:p>777.6</text:p>
          </table:table-cell>
          <table:table-cell table:formula="of:= [.B291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3336">
            <text:p>223336</text:p>
          </table:table-cell>
          <table:table-cell office:value-type="float" office:value="60">
            <text:p>60</text:p>
          </table:table-cell>
          <table:table-cell table:formula="of:= 46656 / [.B292]" office:value-type="float" office:value="777.6">
            <text:p>777.6</text:p>
          </table:table-cell>
          <table:table-cell table:formula="of:= [.B292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3344">
            <text:p>223344</text:p>
          </table:table-cell>
          <table:table-cell office:value-type="float" office:value="90">
            <text:p>90</text:p>
          </table:table-cell>
          <table:table-cell table:formula="of:= 46656 / [.B293]" office:value-type="float" office:value="518.4">
            <text:p>518.4</text:p>
          </table:table-cell>
          <table:table-cell table:formula="of:= [.B293] / 46656" office:value-type="percentage" office:value="0.00192901234567901">
            <text:p>0.1929%</text:p>
          </table:table-cell>
        </table:table-row>
        <table:table-row table:style-name="ro1">
          <table:table-cell office:value-type="float" office:value="223345">
            <text:p>223345</text:p>
          </table:table-cell>
          <table:table-cell office:value-type="float" office:value="180">
            <text:p>180</text:p>
          </table:table-cell>
          <table:table-cell table:formula="of:= 46656 / [.B294]" office:value-type="float" office:value="259.2">
            <text:p>259.2</text:p>
          </table:table-cell>
          <table:table-cell table:formula="of:= [.B294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23346">
            <text:p>223346</text:p>
          </table:table-cell>
          <table:table-cell office:value-type="float" office:value="180">
            <text:p>180</text:p>
          </table:table-cell>
          <table:table-cell table:formula="of:= 46656 / [.B295]" office:value-type="float" office:value="259.2">
            <text:p>259.2</text:p>
          </table:table-cell>
          <table:table-cell table:formula="of:= [.B295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23355">
            <text:p>223355</text:p>
          </table:table-cell>
          <table:table-cell office:value-type="float" office:value="90">
            <text:p>90</text:p>
          </table:table-cell>
          <table:table-cell table:formula="of:= 46656 / [.B296]" office:value-type="float" office:value="518.4">
            <text:p>518.4</text:p>
          </table:table-cell>
          <table:table-cell table:formula="of:= [.B296] / 46656" office:value-type="percentage" office:value="0.00192901234567901">
            <text:p>0.1929%</text:p>
          </table:table-cell>
        </table:table-row>
        <table:table-row table:style-name="ro1">
          <table:table-cell office:value-type="float" office:value="223356">
            <text:p>223356</text:p>
          </table:table-cell>
          <table:table-cell office:value-type="float" office:value="180">
            <text:p>180</text:p>
          </table:table-cell>
          <table:table-cell table:formula="of:= 46656 / [.B297]" office:value-type="float" office:value="259.2">
            <text:p>259.2</text:p>
          </table:table-cell>
          <table:table-cell table:formula="of:= [.B297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23366">
            <text:p>223366</text:p>
          </table:table-cell>
          <table:table-cell office:value-type="float" office:value="90">
            <text:p>90</text:p>
          </table:table-cell>
          <table:table-cell table:formula="of:= 46656 / [.B298]" office:value-type="float" office:value="518.4">
            <text:p>518.4</text:p>
          </table:table-cell>
          <table:table-cell table:formula="of:= [.B298] / 46656" office:value-type="percentage" office:value="0.00192901234567901">
            <text:p>0.1929%</text:p>
          </table:table-cell>
        </table:table-row>
        <table:table-row table:style-name="ro1">
          <table:table-cell office:value-type="float" office:value="223444">
            <text:p>223444</text:p>
          </table:table-cell>
          <table:table-cell office:value-type="float" office:value="60">
            <text:p>60</text:p>
          </table:table-cell>
          <table:table-cell table:formula="of:= 46656 / [.B299]" office:value-type="float" office:value="777.6">
            <text:p>777.6</text:p>
          </table:table-cell>
          <table:table-cell table:formula="of:= [.B299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3445">
            <text:p>223445</text:p>
          </table:table-cell>
          <table:table-cell office:value-type="float" office:value="180">
            <text:p>180</text:p>
          </table:table-cell>
          <table:table-cell table:formula="of:= 46656 / [.B300]" office:value-type="float" office:value="259.2">
            <text:p>259.2</text:p>
          </table:table-cell>
          <table:table-cell table:formula="of:= [.B300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23446">
            <text:p>223446</text:p>
          </table:table-cell>
          <table:table-cell office:value-type="float" office:value="180">
            <text:p>180</text:p>
          </table:table-cell>
          <table:table-cell table:formula="of:= 46656 / [.B301]" office:value-type="float" office:value="259.2">
            <text:p>259.2</text:p>
          </table:table-cell>
          <table:table-cell table:formula="of:= [.B301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23455">
            <text:p>223455</text:p>
          </table:table-cell>
          <table:table-cell office:value-type="float" office:value="180">
            <text:p>180</text:p>
          </table:table-cell>
          <table:table-cell table:formula="of:= 46656 / [.B302]" office:value-type="float" office:value="259.2">
            <text:p>259.2</text:p>
          </table:table-cell>
          <table:table-cell table:formula="of:= [.B302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23456">
            <text:p>223456</text:p>
          </table:table-cell>
          <table:table-cell office:value-type="float" office:value="360">
            <text:p>360</text:p>
          </table:table-cell>
          <table:table-cell table:formula="of:= 46656 / [.B303]" office:value-type="float" office:value="129.6">
            <text:p>129.6</text:p>
          </table:table-cell>
          <table:table-cell table:formula="of:= [.B303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223466">
            <text:p>223466</text:p>
          </table:table-cell>
          <table:table-cell office:value-type="float" office:value="180">
            <text:p>180</text:p>
          </table:table-cell>
          <table:table-cell table:formula="of:= 46656 / [.B304]" office:value-type="float" office:value="259.2">
            <text:p>259.2</text:p>
          </table:table-cell>
          <table:table-cell table:formula="of:= [.B304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23555">
            <text:p>223555</text:p>
          </table:table-cell>
          <table:table-cell office:value-type="float" office:value="60">
            <text:p>60</text:p>
          </table:table-cell>
          <table:table-cell table:formula="of:= 46656 / [.B305]" office:value-type="float" office:value="777.6">
            <text:p>777.6</text:p>
          </table:table-cell>
          <table:table-cell table:formula="of:= [.B305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3556">
            <text:p>223556</text:p>
          </table:table-cell>
          <table:table-cell office:value-type="float" office:value="180">
            <text:p>180</text:p>
          </table:table-cell>
          <table:table-cell table:formula="of:= 46656 / [.B306]" office:value-type="float" office:value="259.2">
            <text:p>259.2</text:p>
          </table:table-cell>
          <table:table-cell table:formula="of:= [.B306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23566">
            <text:p>223566</text:p>
          </table:table-cell>
          <table:table-cell office:value-type="float" office:value="180">
            <text:p>180</text:p>
          </table:table-cell>
          <table:table-cell table:formula="of:= 46656 / [.B307]" office:value-type="float" office:value="259.2">
            <text:p>259.2</text:p>
          </table:table-cell>
          <table:table-cell table:formula="of:= [.B307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23666">
            <text:p>223666</text:p>
          </table:table-cell>
          <table:table-cell office:value-type="float" office:value="60">
            <text:p>60</text:p>
          </table:table-cell>
          <table:table-cell table:formula="of:= 46656 / [.B308]" office:value-type="float" office:value="777.6">
            <text:p>777.6</text:p>
          </table:table-cell>
          <table:table-cell table:formula="of:= [.B308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4444">
            <text:p>224444</text:p>
          </table:table-cell>
          <table:table-cell office:value-type="float" office:value="15">
            <text:p>15</text:p>
          </table:table-cell>
          <table:table-cell table:formula="of:= 46656 / [.B309]" office:value-type="float" office:value="3110.4">
            <text:p>3110.4</text:p>
          </table:table-cell>
          <table:table-cell table:formula="of:= [.B309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224445">
            <text:p>224445</text:p>
          </table:table-cell>
          <table:table-cell office:value-type="float" office:value="60">
            <text:p>60</text:p>
          </table:table-cell>
          <table:table-cell table:formula="of:= 46656 / [.B310]" office:value-type="float" office:value="777.6">
            <text:p>777.6</text:p>
          </table:table-cell>
          <table:table-cell table:formula="of:= [.B310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4446">
            <text:p>224446</text:p>
          </table:table-cell>
          <table:table-cell office:value-type="float" office:value="60">
            <text:p>60</text:p>
          </table:table-cell>
          <table:table-cell table:formula="of:= 46656 / [.B311]" office:value-type="float" office:value="777.6">
            <text:p>777.6</text:p>
          </table:table-cell>
          <table:table-cell table:formula="of:= [.B311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4455">
            <text:p>224455</text:p>
          </table:table-cell>
          <table:table-cell office:value-type="float" office:value="90">
            <text:p>90</text:p>
          </table:table-cell>
          <table:table-cell table:formula="of:= 46656 / [.B312]" office:value-type="float" office:value="518.4">
            <text:p>518.4</text:p>
          </table:table-cell>
          <table:table-cell table:formula="of:= [.B312] / 46656" office:value-type="percentage" office:value="0.00192901234567901">
            <text:p>0.1929%</text:p>
          </table:table-cell>
        </table:table-row>
        <table:table-row table:style-name="ro1">
          <table:table-cell office:value-type="float" office:value="224456">
            <text:p>224456</text:p>
          </table:table-cell>
          <table:table-cell office:value-type="float" office:value="180">
            <text:p>180</text:p>
          </table:table-cell>
          <table:table-cell table:formula="of:= 46656 / [.B313]" office:value-type="float" office:value="259.2">
            <text:p>259.2</text:p>
          </table:table-cell>
          <table:table-cell table:formula="of:= [.B313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24466">
            <text:p>224466</text:p>
          </table:table-cell>
          <table:table-cell office:value-type="float" office:value="90">
            <text:p>90</text:p>
          </table:table-cell>
          <table:table-cell table:formula="of:= 46656 / [.B314]" office:value-type="float" office:value="518.4">
            <text:p>518.4</text:p>
          </table:table-cell>
          <table:table-cell table:formula="of:= [.B314] / 46656" office:value-type="percentage" office:value="0.00192901234567901">
            <text:p>0.1929%</text:p>
          </table:table-cell>
        </table:table-row>
        <table:table-row table:style-name="ro1">
          <table:table-cell office:value-type="float" office:value="224555">
            <text:p>224555</text:p>
          </table:table-cell>
          <table:table-cell office:value-type="float" office:value="60">
            <text:p>60</text:p>
          </table:table-cell>
          <table:table-cell table:formula="of:= 46656 / [.B315]" office:value-type="float" office:value="777.6">
            <text:p>777.6</text:p>
          </table:table-cell>
          <table:table-cell table:formula="of:= [.B315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4556">
            <text:p>224556</text:p>
          </table:table-cell>
          <table:table-cell office:value-type="float" office:value="180">
            <text:p>180</text:p>
          </table:table-cell>
          <table:table-cell table:formula="of:= 46656 / [.B316]" office:value-type="float" office:value="259.2">
            <text:p>259.2</text:p>
          </table:table-cell>
          <table:table-cell table:formula="of:= [.B316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24566">
            <text:p>224566</text:p>
          </table:table-cell>
          <table:table-cell office:value-type="float" office:value="180">
            <text:p>180</text:p>
          </table:table-cell>
          <table:table-cell table:formula="of:= 46656 / [.B317]" office:value-type="float" office:value="259.2">
            <text:p>259.2</text:p>
          </table:table-cell>
          <table:table-cell table:formula="of:= [.B317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24666">
            <text:p>224666</text:p>
          </table:table-cell>
          <table:table-cell office:value-type="float" office:value="60">
            <text:p>60</text:p>
          </table:table-cell>
          <table:table-cell table:formula="of:= 46656 / [.B318]" office:value-type="float" office:value="777.6">
            <text:p>777.6</text:p>
          </table:table-cell>
          <table:table-cell table:formula="of:= [.B318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5555">
            <text:p>225555</text:p>
          </table:table-cell>
          <table:table-cell office:value-type="float" office:value="15">
            <text:p>15</text:p>
          </table:table-cell>
          <table:table-cell table:formula="of:= 46656 / [.B319]" office:value-type="float" office:value="3110.4">
            <text:p>3110.4</text:p>
          </table:table-cell>
          <table:table-cell table:formula="of:= [.B319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225556">
            <text:p>225556</text:p>
          </table:table-cell>
          <table:table-cell office:value-type="float" office:value="60">
            <text:p>60</text:p>
          </table:table-cell>
          <table:table-cell table:formula="of:= 46656 / [.B320]" office:value-type="float" office:value="777.6">
            <text:p>777.6</text:p>
          </table:table-cell>
          <table:table-cell table:formula="of:= [.B320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5566">
            <text:p>225566</text:p>
          </table:table-cell>
          <table:table-cell office:value-type="float" office:value="90">
            <text:p>90</text:p>
          </table:table-cell>
          <table:table-cell table:formula="of:= 46656 / [.B321]" office:value-type="float" office:value="518.4">
            <text:p>518.4</text:p>
          </table:table-cell>
          <table:table-cell table:formula="of:= [.B321] / 46656" office:value-type="percentage" office:value="0.00192901234567901">
            <text:p>0.1929%</text:p>
          </table:table-cell>
        </table:table-row>
        <table:table-row table:style-name="ro1">
          <table:table-cell office:value-type="float" office:value="225666">
            <text:p>225666</text:p>
          </table:table-cell>
          <table:table-cell office:value-type="float" office:value="60">
            <text:p>60</text:p>
          </table:table-cell>
          <table:table-cell table:formula="of:= 46656 / [.B322]" office:value-type="float" office:value="777.6">
            <text:p>777.6</text:p>
          </table:table-cell>
          <table:table-cell table:formula="of:= [.B322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26666">
            <text:p>226666</text:p>
          </table:table-cell>
          <table:table-cell office:value-type="float" office:value="15">
            <text:p>15</text:p>
          </table:table-cell>
          <table:table-cell table:formula="of:= 46656 / [.B323]" office:value-type="float" office:value="3110.4">
            <text:p>3110.4</text:p>
          </table:table-cell>
          <table:table-cell table:formula="of:= [.B323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233333">
            <text:p>233333</text:p>
          </table:table-cell>
          <table:table-cell office:value-type="float" office:value="6">
            <text:p>6</text:p>
          </table:table-cell>
          <table:table-cell table:formula="of:= 46656 / [.B324]" office:value-type="float" office:value="7776">
            <text:p>7776</text:p>
          </table:table-cell>
          <table:table-cell table:formula="of:= [.B324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233334">
            <text:p>233334</text:p>
          </table:table-cell>
          <table:table-cell office:value-type="float" office:value="30">
            <text:p>30</text:p>
          </table:table-cell>
          <table:table-cell table:formula="of:= 46656 / [.B325]" office:value-type="float" office:value="1555.2">
            <text:p>1555.2</text:p>
          </table:table-cell>
          <table:table-cell table:formula="of:= [.B325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233335">
            <text:p>233335</text:p>
          </table:table-cell>
          <table:table-cell office:value-type="float" office:value="30">
            <text:p>30</text:p>
          </table:table-cell>
          <table:table-cell table:formula="of:= 46656 / [.B326]" office:value-type="float" office:value="1555.2">
            <text:p>1555.2</text:p>
          </table:table-cell>
          <table:table-cell table:formula="of:= [.B326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233336">
            <text:p>233336</text:p>
          </table:table-cell>
          <table:table-cell office:value-type="float" office:value="30">
            <text:p>30</text:p>
          </table:table-cell>
          <table:table-cell table:formula="of:= 46656 / [.B327]" office:value-type="float" office:value="1555.2">
            <text:p>1555.2</text:p>
          </table:table-cell>
          <table:table-cell table:formula="of:= [.B327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233344">
            <text:p>233344</text:p>
          </table:table-cell>
          <table:table-cell office:value-type="float" office:value="60">
            <text:p>60</text:p>
          </table:table-cell>
          <table:table-cell table:formula="of:= 46656 / [.B328]" office:value-type="float" office:value="777.6">
            <text:p>777.6</text:p>
          </table:table-cell>
          <table:table-cell table:formula="of:= [.B328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33345">
            <text:p>233345</text:p>
          </table:table-cell>
          <table:table-cell office:value-type="float" office:value="120">
            <text:p>120</text:p>
          </table:table-cell>
          <table:table-cell table:formula="of:= 46656 / [.B329]" office:value-type="float" office:value="388.8">
            <text:p>388.8</text:p>
          </table:table-cell>
          <table:table-cell table:formula="of:= [.B329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233346">
            <text:p>233346</text:p>
          </table:table-cell>
          <table:table-cell office:value-type="float" office:value="120">
            <text:p>120</text:p>
          </table:table-cell>
          <table:table-cell table:formula="of:= 46656 / [.B330]" office:value-type="float" office:value="388.8">
            <text:p>388.8</text:p>
          </table:table-cell>
          <table:table-cell table:formula="of:= [.B330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233355">
            <text:p>233355</text:p>
          </table:table-cell>
          <table:table-cell office:value-type="float" office:value="60">
            <text:p>60</text:p>
          </table:table-cell>
          <table:table-cell table:formula="of:= 46656 / [.B331]" office:value-type="float" office:value="777.6">
            <text:p>777.6</text:p>
          </table:table-cell>
          <table:table-cell table:formula="of:= [.B331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33356">
            <text:p>233356</text:p>
          </table:table-cell>
          <table:table-cell office:value-type="float" office:value="120">
            <text:p>120</text:p>
          </table:table-cell>
          <table:table-cell table:formula="of:= 46656 / [.B332]" office:value-type="float" office:value="388.8">
            <text:p>388.8</text:p>
          </table:table-cell>
          <table:table-cell table:formula="of:= [.B332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233366">
            <text:p>233366</text:p>
          </table:table-cell>
          <table:table-cell office:value-type="float" office:value="60">
            <text:p>60</text:p>
          </table:table-cell>
          <table:table-cell table:formula="of:= 46656 / [.B333]" office:value-type="float" office:value="777.6">
            <text:p>777.6</text:p>
          </table:table-cell>
          <table:table-cell table:formula="of:= [.B333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33444">
            <text:p>233444</text:p>
          </table:table-cell>
          <table:table-cell office:value-type="float" office:value="60">
            <text:p>60</text:p>
          </table:table-cell>
          <table:table-cell table:formula="of:= 46656 / [.B334]" office:value-type="float" office:value="777.6">
            <text:p>777.6</text:p>
          </table:table-cell>
          <table:table-cell table:formula="of:= [.B334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33445">
            <text:p>233445</text:p>
          </table:table-cell>
          <table:table-cell office:value-type="float" office:value="180">
            <text:p>180</text:p>
          </table:table-cell>
          <table:table-cell table:formula="of:= 46656 / [.B335]" office:value-type="float" office:value="259.2">
            <text:p>259.2</text:p>
          </table:table-cell>
          <table:table-cell table:formula="of:= [.B335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33446">
            <text:p>233446</text:p>
          </table:table-cell>
          <table:table-cell office:value-type="float" office:value="180">
            <text:p>180</text:p>
          </table:table-cell>
          <table:table-cell table:formula="of:= 46656 / [.B336]" office:value-type="float" office:value="259.2">
            <text:p>259.2</text:p>
          </table:table-cell>
          <table:table-cell table:formula="of:= [.B336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33455">
            <text:p>233455</text:p>
          </table:table-cell>
          <table:table-cell office:value-type="float" office:value="180">
            <text:p>180</text:p>
          </table:table-cell>
          <table:table-cell table:formula="of:= 46656 / [.B337]" office:value-type="float" office:value="259.2">
            <text:p>259.2</text:p>
          </table:table-cell>
          <table:table-cell table:formula="of:= [.B337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33456">
            <text:p>233456</text:p>
          </table:table-cell>
          <table:table-cell office:value-type="float" office:value="360">
            <text:p>360</text:p>
          </table:table-cell>
          <table:table-cell table:formula="of:= 46656 / [.B338]" office:value-type="float" office:value="129.6">
            <text:p>129.6</text:p>
          </table:table-cell>
          <table:table-cell table:formula="of:= [.B338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233466">
            <text:p>233466</text:p>
          </table:table-cell>
          <table:table-cell office:value-type="float" office:value="180">
            <text:p>180</text:p>
          </table:table-cell>
          <table:table-cell table:formula="of:= 46656 / [.B339]" office:value-type="float" office:value="259.2">
            <text:p>259.2</text:p>
          </table:table-cell>
          <table:table-cell table:formula="of:= [.B339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33555">
            <text:p>233555</text:p>
          </table:table-cell>
          <table:table-cell office:value-type="float" office:value="60">
            <text:p>60</text:p>
          </table:table-cell>
          <table:table-cell table:formula="of:= 46656 / [.B340]" office:value-type="float" office:value="777.6">
            <text:p>777.6</text:p>
          </table:table-cell>
          <table:table-cell table:formula="of:= [.B340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33556">
            <text:p>233556</text:p>
          </table:table-cell>
          <table:table-cell office:value-type="float" office:value="180">
            <text:p>180</text:p>
          </table:table-cell>
          <table:table-cell table:formula="of:= 46656 / [.B341]" office:value-type="float" office:value="259.2">
            <text:p>259.2</text:p>
          </table:table-cell>
          <table:table-cell table:formula="of:= [.B341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33566">
            <text:p>233566</text:p>
          </table:table-cell>
          <table:table-cell office:value-type="float" office:value="180">
            <text:p>180</text:p>
          </table:table-cell>
          <table:table-cell table:formula="of:= 46656 / [.B342]" office:value-type="float" office:value="259.2">
            <text:p>259.2</text:p>
          </table:table-cell>
          <table:table-cell table:formula="of:= [.B342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33666">
            <text:p>233666</text:p>
          </table:table-cell>
          <table:table-cell office:value-type="float" office:value="60">
            <text:p>60</text:p>
          </table:table-cell>
          <table:table-cell table:formula="of:= 46656 / [.B343]" office:value-type="float" office:value="777.6">
            <text:p>777.6</text:p>
          </table:table-cell>
          <table:table-cell table:formula="of:= [.B343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34444">
            <text:p>234444</text:p>
          </table:table-cell>
          <table:table-cell office:value-type="float" office:value="30">
            <text:p>30</text:p>
          </table:table-cell>
          <table:table-cell table:formula="of:= 46656 / [.B344]" office:value-type="float" office:value="1555.2">
            <text:p>1555.2</text:p>
          </table:table-cell>
          <table:table-cell table:formula="of:= [.B344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234445">
            <text:p>234445</text:p>
          </table:table-cell>
          <table:table-cell office:value-type="float" office:value="120">
            <text:p>120</text:p>
          </table:table-cell>
          <table:table-cell table:formula="of:= 46656 / [.B345]" office:value-type="float" office:value="388.8">
            <text:p>388.8</text:p>
          </table:table-cell>
          <table:table-cell table:formula="of:= [.B345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234446">
            <text:p>234446</text:p>
          </table:table-cell>
          <table:table-cell office:value-type="float" office:value="120">
            <text:p>120</text:p>
          </table:table-cell>
          <table:table-cell table:formula="of:= 46656 / [.B346]" office:value-type="float" office:value="388.8">
            <text:p>388.8</text:p>
          </table:table-cell>
          <table:table-cell table:formula="of:= [.B346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234455">
            <text:p>234455</text:p>
          </table:table-cell>
          <table:table-cell office:value-type="float" office:value="180">
            <text:p>180</text:p>
          </table:table-cell>
          <table:table-cell table:formula="of:= 46656 / [.B347]" office:value-type="float" office:value="259.2">
            <text:p>259.2</text:p>
          </table:table-cell>
          <table:table-cell table:formula="of:= [.B347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34456">
            <text:p>234456</text:p>
          </table:table-cell>
          <table:table-cell office:value-type="float" office:value="360">
            <text:p>360</text:p>
          </table:table-cell>
          <table:table-cell table:formula="of:= 46656 / [.B348]" office:value-type="float" office:value="129.6">
            <text:p>129.6</text:p>
          </table:table-cell>
          <table:table-cell table:formula="of:= [.B348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234466">
            <text:p>234466</text:p>
          </table:table-cell>
          <table:table-cell office:value-type="float" office:value="180">
            <text:p>180</text:p>
          </table:table-cell>
          <table:table-cell table:formula="of:= 46656 / [.B349]" office:value-type="float" office:value="259.2">
            <text:p>259.2</text:p>
          </table:table-cell>
          <table:table-cell table:formula="of:= [.B349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34555">
            <text:p>234555</text:p>
          </table:table-cell>
          <table:table-cell office:value-type="float" office:value="120">
            <text:p>120</text:p>
          </table:table-cell>
          <table:table-cell table:formula="of:= 46656 / [.B350]" office:value-type="float" office:value="388.8">
            <text:p>388.8</text:p>
          </table:table-cell>
          <table:table-cell table:formula="of:= [.B350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234556">
            <text:p>234556</text:p>
          </table:table-cell>
          <table:table-cell office:value-type="float" office:value="360">
            <text:p>360</text:p>
          </table:table-cell>
          <table:table-cell table:formula="of:= 46656 / [.B351]" office:value-type="float" office:value="129.6">
            <text:p>129.6</text:p>
          </table:table-cell>
          <table:table-cell table:formula="of:= [.B351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234566">
            <text:p>234566</text:p>
          </table:table-cell>
          <table:table-cell office:value-type="float" office:value="360">
            <text:p>360</text:p>
          </table:table-cell>
          <table:table-cell table:formula="of:= 46656 / [.B352]" office:value-type="float" office:value="129.6">
            <text:p>129.6</text:p>
          </table:table-cell>
          <table:table-cell table:formula="of:= [.B352] / 46656" office:value-type="percentage" office:value="0.00771604938271605">
            <text:p>0.7716%</text:p>
          </table:table-cell>
        </table:table-row>
        <table:table-row table:style-name="ro1">
          <table:table-cell office:value-type="float" office:value="234666">
            <text:p>234666</text:p>
          </table:table-cell>
          <table:table-cell office:value-type="float" office:value="120">
            <text:p>120</text:p>
          </table:table-cell>
          <table:table-cell table:formula="of:= 46656 / [.B353]" office:value-type="float" office:value="388.8">
            <text:p>388.8</text:p>
          </table:table-cell>
          <table:table-cell table:formula="of:= [.B353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235555">
            <text:p>235555</text:p>
          </table:table-cell>
          <table:table-cell office:value-type="float" office:value="30">
            <text:p>30</text:p>
          </table:table-cell>
          <table:table-cell table:formula="of:= 46656 / [.B354]" office:value-type="float" office:value="1555.2">
            <text:p>1555.2</text:p>
          </table:table-cell>
          <table:table-cell table:formula="of:= [.B354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235556">
            <text:p>235556</text:p>
          </table:table-cell>
          <table:table-cell office:value-type="float" office:value="120">
            <text:p>120</text:p>
          </table:table-cell>
          <table:table-cell table:formula="of:= 46656 / [.B355]" office:value-type="float" office:value="388.8">
            <text:p>388.8</text:p>
          </table:table-cell>
          <table:table-cell table:formula="of:= [.B355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235566">
            <text:p>235566</text:p>
          </table:table-cell>
          <table:table-cell office:value-type="float" office:value="180">
            <text:p>180</text:p>
          </table:table-cell>
          <table:table-cell table:formula="of:= 46656 / [.B356]" office:value-type="float" office:value="259.2">
            <text:p>259.2</text:p>
          </table:table-cell>
          <table:table-cell table:formula="of:= [.B356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35666">
            <text:p>235666</text:p>
          </table:table-cell>
          <table:table-cell office:value-type="float" office:value="120">
            <text:p>120</text:p>
          </table:table-cell>
          <table:table-cell table:formula="of:= 46656 / [.B357]" office:value-type="float" office:value="388.8">
            <text:p>388.8</text:p>
          </table:table-cell>
          <table:table-cell table:formula="of:= [.B357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236666">
            <text:p>236666</text:p>
          </table:table-cell>
          <table:table-cell office:value-type="float" office:value="30">
            <text:p>30</text:p>
          </table:table-cell>
          <table:table-cell table:formula="of:= 46656 / [.B358]" office:value-type="float" office:value="1555.2">
            <text:p>1555.2</text:p>
          </table:table-cell>
          <table:table-cell table:formula="of:= [.B358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244444">
            <text:p>244444</text:p>
          </table:table-cell>
          <table:table-cell office:value-type="float" office:value="6">
            <text:p>6</text:p>
          </table:table-cell>
          <table:table-cell table:formula="of:= 46656 / [.B359]" office:value-type="float" office:value="7776">
            <text:p>7776</text:p>
          </table:table-cell>
          <table:table-cell table:formula="of:= [.B359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244445">
            <text:p>244445</text:p>
          </table:table-cell>
          <table:table-cell office:value-type="float" office:value="30">
            <text:p>30</text:p>
          </table:table-cell>
          <table:table-cell table:formula="of:= 46656 / [.B360]" office:value-type="float" office:value="1555.2">
            <text:p>1555.2</text:p>
          </table:table-cell>
          <table:table-cell table:formula="of:= [.B360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244446">
            <text:p>244446</text:p>
          </table:table-cell>
          <table:table-cell office:value-type="float" office:value="30">
            <text:p>30</text:p>
          </table:table-cell>
          <table:table-cell table:formula="of:= 46656 / [.B361]" office:value-type="float" office:value="1555.2">
            <text:p>1555.2</text:p>
          </table:table-cell>
          <table:table-cell table:formula="of:= [.B361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244455">
            <text:p>244455</text:p>
          </table:table-cell>
          <table:table-cell office:value-type="float" office:value="60">
            <text:p>60</text:p>
          </table:table-cell>
          <table:table-cell table:formula="of:= 46656 / [.B362]" office:value-type="float" office:value="777.6">
            <text:p>777.6</text:p>
          </table:table-cell>
          <table:table-cell table:formula="of:= [.B362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44456">
            <text:p>244456</text:p>
          </table:table-cell>
          <table:table-cell office:value-type="float" office:value="120">
            <text:p>120</text:p>
          </table:table-cell>
          <table:table-cell table:formula="of:= 46656 / [.B363]" office:value-type="float" office:value="388.8">
            <text:p>388.8</text:p>
          </table:table-cell>
          <table:table-cell table:formula="of:= [.B363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244466">
            <text:p>244466</text:p>
          </table:table-cell>
          <table:table-cell office:value-type="float" office:value="60">
            <text:p>60</text:p>
          </table:table-cell>
          <table:table-cell table:formula="of:= 46656 / [.B364]" office:value-type="float" office:value="777.6">
            <text:p>777.6</text:p>
          </table:table-cell>
          <table:table-cell table:formula="of:= [.B364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44555">
            <text:p>244555</text:p>
          </table:table-cell>
          <table:table-cell office:value-type="float" office:value="60">
            <text:p>60</text:p>
          </table:table-cell>
          <table:table-cell table:formula="of:= 46656 / [.B365]" office:value-type="float" office:value="777.6">
            <text:p>777.6</text:p>
          </table:table-cell>
          <table:table-cell table:formula="of:= [.B365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44556">
            <text:p>244556</text:p>
          </table:table-cell>
          <table:table-cell office:value-type="float" office:value="180">
            <text:p>180</text:p>
          </table:table-cell>
          <table:table-cell table:formula="of:= 46656 / [.B366]" office:value-type="float" office:value="259.2">
            <text:p>259.2</text:p>
          </table:table-cell>
          <table:table-cell table:formula="of:= [.B366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44566">
            <text:p>244566</text:p>
          </table:table-cell>
          <table:table-cell office:value-type="float" office:value="180">
            <text:p>180</text:p>
          </table:table-cell>
          <table:table-cell table:formula="of:= 46656 / [.B367]" office:value-type="float" office:value="259.2">
            <text:p>259.2</text:p>
          </table:table-cell>
          <table:table-cell table:formula="of:= [.B367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44666">
            <text:p>244666</text:p>
          </table:table-cell>
          <table:table-cell office:value-type="float" office:value="60">
            <text:p>60</text:p>
          </table:table-cell>
          <table:table-cell table:formula="of:= 46656 / [.B368]" office:value-type="float" office:value="777.6">
            <text:p>777.6</text:p>
          </table:table-cell>
          <table:table-cell table:formula="of:= [.B368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45555">
            <text:p>245555</text:p>
          </table:table-cell>
          <table:table-cell office:value-type="float" office:value="30">
            <text:p>30</text:p>
          </table:table-cell>
          <table:table-cell table:formula="of:= 46656 / [.B369]" office:value-type="float" office:value="1555.2">
            <text:p>1555.2</text:p>
          </table:table-cell>
          <table:table-cell table:formula="of:= [.B369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245556">
            <text:p>245556</text:p>
          </table:table-cell>
          <table:table-cell office:value-type="float" office:value="120">
            <text:p>120</text:p>
          </table:table-cell>
          <table:table-cell table:formula="of:= 46656 / [.B370]" office:value-type="float" office:value="388.8">
            <text:p>388.8</text:p>
          </table:table-cell>
          <table:table-cell table:formula="of:= [.B370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245566">
            <text:p>245566</text:p>
          </table:table-cell>
          <table:table-cell office:value-type="float" office:value="180">
            <text:p>180</text:p>
          </table:table-cell>
          <table:table-cell table:formula="of:= 46656 / [.B371]" office:value-type="float" office:value="259.2">
            <text:p>259.2</text:p>
          </table:table-cell>
          <table:table-cell table:formula="of:= [.B371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245666">
            <text:p>245666</text:p>
          </table:table-cell>
          <table:table-cell office:value-type="float" office:value="120">
            <text:p>120</text:p>
          </table:table-cell>
          <table:table-cell table:formula="of:= 46656 / [.B372]" office:value-type="float" office:value="388.8">
            <text:p>388.8</text:p>
          </table:table-cell>
          <table:table-cell table:formula="of:= [.B372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246666">
            <text:p>246666</text:p>
          </table:table-cell>
          <table:table-cell office:value-type="float" office:value="30">
            <text:p>30</text:p>
          </table:table-cell>
          <table:table-cell table:formula="of:= 46656 / [.B373]" office:value-type="float" office:value="1555.2">
            <text:p>1555.2</text:p>
          </table:table-cell>
          <table:table-cell table:formula="of:= [.B373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255555">
            <text:p>255555</text:p>
          </table:table-cell>
          <table:table-cell office:value-type="float" office:value="6">
            <text:p>6</text:p>
          </table:table-cell>
          <table:table-cell table:formula="of:= 46656 / [.B374]" office:value-type="float" office:value="7776">
            <text:p>7776</text:p>
          </table:table-cell>
          <table:table-cell table:formula="of:= [.B374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255556">
            <text:p>255556</text:p>
          </table:table-cell>
          <table:table-cell office:value-type="float" office:value="30">
            <text:p>30</text:p>
          </table:table-cell>
          <table:table-cell table:formula="of:= 46656 / [.B375]" office:value-type="float" office:value="1555.2">
            <text:p>1555.2</text:p>
          </table:table-cell>
          <table:table-cell table:formula="of:= [.B375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255566">
            <text:p>255566</text:p>
          </table:table-cell>
          <table:table-cell office:value-type="float" office:value="60">
            <text:p>60</text:p>
          </table:table-cell>
          <table:table-cell table:formula="of:= 46656 / [.B376]" office:value-type="float" office:value="777.6">
            <text:p>777.6</text:p>
          </table:table-cell>
          <table:table-cell table:formula="of:= [.B376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55666">
            <text:p>255666</text:p>
          </table:table-cell>
          <table:table-cell office:value-type="float" office:value="60">
            <text:p>60</text:p>
          </table:table-cell>
          <table:table-cell table:formula="of:= 46656 / [.B377]" office:value-type="float" office:value="777.6">
            <text:p>777.6</text:p>
          </table:table-cell>
          <table:table-cell table:formula="of:= [.B377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256666">
            <text:p>256666</text:p>
          </table:table-cell>
          <table:table-cell office:value-type="float" office:value="30">
            <text:p>30</text:p>
          </table:table-cell>
          <table:table-cell table:formula="of:= 46656 / [.B378]" office:value-type="float" office:value="1555.2">
            <text:p>1555.2</text:p>
          </table:table-cell>
          <table:table-cell table:formula="of:= [.B378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266666">
            <text:p>266666</text:p>
          </table:table-cell>
          <table:table-cell office:value-type="float" office:value="6">
            <text:p>6</text:p>
          </table:table-cell>
          <table:table-cell table:formula="of:= 46656 / [.B379]" office:value-type="float" office:value="7776">
            <text:p>7776</text:p>
          </table:table-cell>
          <table:table-cell table:formula="of:= [.B379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333333">
            <text:p>333333</text:p>
          </table:table-cell>
          <table:table-cell office:value-type="float" office:value="1">
            <text:p>1</text:p>
          </table:table-cell>
          <table:table-cell table:formula="of:= 46656 / [.B380]" office:value-type="float" office:value="46656">
            <text:p>46656</text:p>
          </table:table-cell>
          <table:table-cell table:formula="of:= [.B380] / 46656" office:value-type="percentage" office:value="0.0000214334705075446">
            <text:p>0.0021%</text:p>
          </table:table-cell>
        </table:table-row>
        <table:table-row table:style-name="ro1">
          <table:table-cell office:value-type="float" office:value="333334">
            <text:p>333334</text:p>
          </table:table-cell>
          <table:table-cell office:value-type="float" office:value="6">
            <text:p>6</text:p>
          </table:table-cell>
          <table:table-cell table:formula="of:= 46656 / [.B381]" office:value-type="float" office:value="7776">
            <text:p>7776</text:p>
          </table:table-cell>
          <table:table-cell table:formula="of:= [.B381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333335">
            <text:p>333335</text:p>
          </table:table-cell>
          <table:table-cell office:value-type="float" office:value="6">
            <text:p>6</text:p>
          </table:table-cell>
          <table:table-cell table:formula="of:= 46656 / [.B382]" office:value-type="float" office:value="7776">
            <text:p>7776</text:p>
          </table:table-cell>
          <table:table-cell table:formula="of:= [.B382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333336">
            <text:p>333336</text:p>
          </table:table-cell>
          <table:table-cell office:value-type="float" office:value="6">
            <text:p>6</text:p>
          </table:table-cell>
          <table:table-cell table:formula="of:= 46656 / [.B383]" office:value-type="float" office:value="7776">
            <text:p>7776</text:p>
          </table:table-cell>
          <table:table-cell table:formula="of:= [.B383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333344">
            <text:p>333344</text:p>
          </table:table-cell>
          <table:table-cell office:value-type="float" office:value="15">
            <text:p>15</text:p>
          </table:table-cell>
          <table:table-cell table:formula="of:= 46656 / [.B384]" office:value-type="float" office:value="3110.4">
            <text:p>3110.4</text:p>
          </table:table-cell>
          <table:table-cell table:formula="of:= [.B384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333345">
            <text:p>333345</text:p>
          </table:table-cell>
          <table:table-cell office:value-type="float" office:value="30">
            <text:p>30</text:p>
          </table:table-cell>
          <table:table-cell table:formula="of:= 46656 / [.B385]" office:value-type="float" office:value="1555.2">
            <text:p>1555.2</text:p>
          </table:table-cell>
          <table:table-cell table:formula="of:= [.B385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333346">
            <text:p>333346</text:p>
          </table:table-cell>
          <table:table-cell office:value-type="float" office:value="30">
            <text:p>30</text:p>
          </table:table-cell>
          <table:table-cell table:formula="of:= 46656 / [.B386]" office:value-type="float" office:value="1555.2">
            <text:p>1555.2</text:p>
          </table:table-cell>
          <table:table-cell table:formula="of:= [.B386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333355">
            <text:p>333355</text:p>
          </table:table-cell>
          <table:table-cell office:value-type="float" office:value="15">
            <text:p>15</text:p>
          </table:table-cell>
          <table:table-cell table:formula="of:= 46656 / [.B387]" office:value-type="float" office:value="3110.4">
            <text:p>3110.4</text:p>
          </table:table-cell>
          <table:table-cell table:formula="of:= [.B387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333356">
            <text:p>333356</text:p>
          </table:table-cell>
          <table:table-cell office:value-type="float" office:value="30">
            <text:p>30</text:p>
          </table:table-cell>
          <table:table-cell table:formula="of:= 46656 / [.B388]" office:value-type="float" office:value="1555.2">
            <text:p>1555.2</text:p>
          </table:table-cell>
          <table:table-cell table:formula="of:= [.B388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333366">
            <text:p>333366</text:p>
          </table:table-cell>
          <table:table-cell office:value-type="float" office:value="15">
            <text:p>15</text:p>
          </table:table-cell>
          <table:table-cell table:formula="of:= 46656 / [.B389]" office:value-type="float" office:value="3110.4">
            <text:p>3110.4</text:p>
          </table:table-cell>
          <table:table-cell table:formula="of:= [.B389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333444">
            <text:p>333444</text:p>
          </table:table-cell>
          <table:table-cell office:value-type="float" office:value="20">
            <text:p>20</text:p>
          </table:table-cell>
          <table:table-cell table:formula="of:= 46656 / [.B390]" office:value-type="float" office:value="2332.8">
            <text:p>2332.8</text:p>
          </table:table-cell>
          <table:table-cell table:formula="of:= [.B390] / 46656" office:value-type="percentage" office:value="0.000428669410150892">
            <text:p>0.0429%</text:p>
          </table:table-cell>
        </table:table-row>
        <table:table-row table:style-name="ro1">
          <table:table-cell office:value-type="float" office:value="333445">
            <text:p>333445</text:p>
          </table:table-cell>
          <table:table-cell office:value-type="float" office:value="60">
            <text:p>60</text:p>
          </table:table-cell>
          <table:table-cell table:formula="of:= 46656 / [.B391]" office:value-type="float" office:value="777.6">
            <text:p>777.6</text:p>
          </table:table-cell>
          <table:table-cell table:formula="of:= [.B391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333446">
            <text:p>333446</text:p>
          </table:table-cell>
          <table:table-cell office:value-type="float" office:value="60">
            <text:p>60</text:p>
          </table:table-cell>
          <table:table-cell table:formula="of:= 46656 / [.B392]" office:value-type="float" office:value="777.6">
            <text:p>777.6</text:p>
          </table:table-cell>
          <table:table-cell table:formula="of:= [.B392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333455">
            <text:p>333455</text:p>
          </table:table-cell>
          <table:table-cell office:value-type="float" office:value="60">
            <text:p>60</text:p>
          </table:table-cell>
          <table:table-cell table:formula="of:= 46656 / [.B393]" office:value-type="float" office:value="777.6">
            <text:p>777.6</text:p>
          </table:table-cell>
          <table:table-cell table:formula="of:= [.B393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333456">
            <text:p>333456</text:p>
          </table:table-cell>
          <table:table-cell office:value-type="float" office:value="120">
            <text:p>120</text:p>
          </table:table-cell>
          <table:table-cell table:formula="of:= 46656 / [.B394]" office:value-type="float" office:value="388.8">
            <text:p>388.8</text:p>
          </table:table-cell>
          <table:table-cell table:formula="of:= [.B394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333466">
            <text:p>333466</text:p>
          </table:table-cell>
          <table:table-cell office:value-type="float" office:value="60">
            <text:p>60</text:p>
          </table:table-cell>
          <table:table-cell table:formula="of:= 46656 / [.B395]" office:value-type="float" office:value="777.6">
            <text:p>777.6</text:p>
          </table:table-cell>
          <table:table-cell table:formula="of:= [.B395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333555">
            <text:p>333555</text:p>
          </table:table-cell>
          <table:table-cell office:value-type="float" office:value="20">
            <text:p>20</text:p>
          </table:table-cell>
          <table:table-cell table:formula="of:= 46656 / [.B396]" office:value-type="float" office:value="2332.8">
            <text:p>2332.8</text:p>
          </table:table-cell>
          <table:table-cell table:formula="of:= [.B396] / 46656" office:value-type="percentage" office:value="0.000428669410150892">
            <text:p>0.0429%</text:p>
          </table:table-cell>
        </table:table-row>
        <table:table-row table:style-name="ro1">
          <table:table-cell office:value-type="float" office:value="333556">
            <text:p>333556</text:p>
          </table:table-cell>
          <table:table-cell office:value-type="float" office:value="60">
            <text:p>60</text:p>
          </table:table-cell>
          <table:table-cell table:formula="of:= 46656 / [.B397]" office:value-type="float" office:value="777.6">
            <text:p>777.6</text:p>
          </table:table-cell>
          <table:table-cell table:formula="of:= [.B397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333566">
            <text:p>333566</text:p>
          </table:table-cell>
          <table:table-cell office:value-type="float" office:value="60">
            <text:p>60</text:p>
          </table:table-cell>
          <table:table-cell table:formula="of:= 46656 / [.B398]" office:value-type="float" office:value="777.6">
            <text:p>777.6</text:p>
          </table:table-cell>
          <table:table-cell table:formula="of:= [.B398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333666">
            <text:p>333666</text:p>
          </table:table-cell>
          <table:table-cell office:value-type="float" office:value="20">
            <text:p>20</text:p>
          </table:table-cell>
          <table:table-cell table:formula="of:= 46656 / [.B399]" office:value-type="float" office:value="2332.8">
            <text:p>2332.8</text:p>
          </table:table-cell>
          <table:table-cell table:formula="of:= [.B399] / 46656" office:value-type="percentage" office:value="0.000428669410150892">
            <text:p>0.0429%</text:p>
          </table:table-cell>
        </table:table-row>
        <table:table-row table:style-name="ro1">
          <table:table-cell office:value-type="float" office:value="334444">
            <text:p>334444</text:p>
          </table:table-cell>
          <table:table-cell office:value-type="float" office:value="15">
            <text:p>15</text:p>
          </table:table-cell>
          <table:table-cell table:formula="of:= 46656 / [.B400]" office:value-type="float" office:value="3110.4">
            <text:p>3110.4</text:p>
          </table:table-cell>
          <table:table-cell table:formula="of:= [.B400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334445">
            <text:p>334445</text:p>
          </table:table-cell>
          <table:table-cell office:value-type="float" office:value="60">
            <text:p>60</text:p>
          </table:table-cell>
          <table:table-cell table:formula="of:= 46656 / [.B401]" office:value-type="float" office:value="777.6">
            <text:p>777.6</text:p>
          </table:table-cell>
          <table:table-cell table:formula="of:= [.B401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334446">
            <text:p>334446</text:p>
          </table:table-cell>
          <table:table-cell office:value-type="float" office:value="60">
            <text:p>60</text:p>
          </table:table-cell>
          <table:table-cell table:formula="of:= 46656 / [.B402]" office:value-type="float" office:value="777.6">
            <text:p>777.6</text:p>
          </table:table-cell>
          <table:table-cell table:formula="of:= [.B402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334455">
            <text:p>334455</text:p>
          </table:table-cell>
          <table:table-cell office:value-type="float" office:value="90">
            <text:p>90</text:p>
          </table:table-cell>
          <table:table-cell table:formula="of:= 46656 / [.B403]" office:value-type="float" office:value="518.4">
            <text:p>518.4</text:p>
          </table:table-cell>
          <table:table-cell table:formula="of:= [.B403] / 46656" office:value-type="percentage" office:value="0.00192901234567901">
            <text:p>0.1929%</text:p>
          </table:table-cell>
        </table:table-row>
        <table:table-row table:style-name="ro1">
          <table:table-cell office:value-type="float" office:value="334456">
            <text:p>334456</text:p>
          </table:table-cell>
          <table:table-cell office:value-type="float" office:value="180">
            <text:p>180</text:p>
          </table:table-cell>
          <table:table-cell table:formula="of:= 46656 / [.B404]" office:value-type="float" office:value="259.2">
            <text:p>259.2</text:p>
          </table:table-cell>
          <table:table-cell table:formula="of:= [.B404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334466">
            <text:p>334466</text:p>
          </table:table-cell>
          <table:table-cell office:value-type="float" office:value="90">
            <text:p>90</text:p>
          </table:table-cell>
          <table:table-cell table:formula="of:= 46656 / [.B405]" office:value-type="float" office:value="518.4">
            <text:p>518.4</text:p>
          </table:table-cell>
          <table:table-cell table:formula="of:= [.B405] / 46656" office:value-type="percentage" office:value="0.00192901234567901">
            <text:p>0.1929%</text:p>
          </table:table-cell>
        </table:table-row>
        <table:table-row table:style-name="ro1">
          <table:table-cell office:value-type="float" office:value="334555">
            <text:p>334555</text:p>
          </table:table-cell>
          <table:table-cell office:value-type="float" office:value="60">
            <text:p>60</text:p>
          </table:table-cell>
          <table:table-cell table:formula="of:= 46656 / [.B406]" office:value-type="float" office:value="777.6">
            <text:p>777.6</text:p>
          </table:table-cell>
          <table:table-cell table:formula="of:= [.B406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334556">
            <text:p>334556</text:p>
          </table:table-cell>
          <table:table-cell office:value-type="float" office:value="180">
            <text:p>180</text:p>
          </table:table-cell>
          <table:table-cell table:formula="of:= 46656 / [.B407]" office:value-type="float" office:value="259.2">
            <text:p>259.2</text:p>
          </table:table-cell>
          <table:table-cell table:formula="of:= [.B407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334566">
            <text:p>334566</text:p>
          </table:table-cell>
          <table:table-cell office:value-type="float" office:value="180">
            <text:p>180</text:p>
          </table:table-cell>
          <table:table-cell table:formula="of:= 46656 / [.B408]" office:value-type="float" office:value="259.2">
            <text:p>259.2</text:p>
          </table:table-cell>
          <table:table-cell table:formula="of:= [.B408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334666">
            <text:p>334666</text:p>
          </table:table-cell>
          <table:table-cell office:value-type="float" office:value="60">
            <text:p>60</text:p>
          </table:table-cell>
          <table:table-cell table:formula="of:= 46656 / [.B409]" office:value-type="float" office:value="777.6">
            <text:p>777.6</text:p>
          </table:table-cell>
          <table:table-cell table:formula="of:= [.B409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335555">
            <text:p>335555</text:p>
          </table:table-cell>
          <table:table-cell office:value-type="float" office:value="15">
            <text:p>15</text:p>
          </table:table-cell>
          <table:table-cell table:formula="of:= 46656 / [.B410]" office:value-type="float" office:value="3110.4">
            <text:p>3110.4</text:p>
          </table:table-cell>
          <table:table-cell table:formula="of:= [.B410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335556">
            <text:p>335556</text:p>
          </table:table-cell>
          <table:table-cell office:value-type="float" office:value="60">
            <text:p>60</text:p>
          </table:table-cell>
          <table:table-cell table:formula="of:= 46656 / [.B411]" office:value-type="float" office:value="777.6">
            <text:p>777.6</text:p>
          </table:table-cell>
          <table:table-cell table:formula="of:= [.B411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335566">
            <text:p>335566</text:p>
          </table:table-cell>
          <table:table-cell office:value-type="float" office:value="90">
            <text:p>90</text:p>
          </table:table-cell>
          <table:table-cell table:formula="of:= 46656 / [.B412]" office:value-type="float" office:value="518.4">
            <text:p>518.4</text:p>
          </table:table-cell>
          <table:table-cell table:formula="of:= [.B412] / 46656" office:value-type="percentage" office:value="0.00192901234567901">
            <text:p>0.1929%</text:p>
          </table:table-cell>
        </table:table-row>
        <table:table-row table:style-name="ro1">
          <table:table-cell office:value-type="float" office:value="335666">
            <text:p>335666</text:p>
          </table:table-cell>
          <table:table-cell office:value-type="float" office:value="60">
            <text:p>60</text:p>
          </table:table-cell>
          <table:table-cell table:formula="of:= 46656 / [.B413]" office:value-type="float" office:value="777.6">
            <text:p>777.6</text:p>
          </table:table-cell>
          <table:table-cell table:formula="of:= [.B413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336666">
            <text:p>336666</text:p>
          </table:table-cell>
          <table:table-cell office:value-type="float" office:value="15">
            <text:p>15</text:p>
          </table:table-cell>
          <table:table-cell table:formula="of:= 46656 / [.B414]" office:value-type="float" office:value="3110.4">
            <text:p>3110.4</text:p>
          </table:table-cell>
          <table:table-cell table:formula="of:= [.B414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344444">
            <text:p>344444</text:p>
          </table:table-cell>
          <table:table-cell office:value-type="float" office:value="6">
            <text:p>6</text:p>
          </table:table-cell>
          <table:table-cell table:formula="of:= 46656 / [.B415]" office:value-type="float" office:value="7776">
            <text:p>7776</text:p>
          </table:table-cell>
          <table:table-cell table:formula="of:= [.B415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344445">
            <text:p>344445</text:p>
          </table:table-cell>
          <table:table-cell office:value-type="float" office:value="30">
            <text:p>30</text:p>
          </table:table-cell>
          <table:table-cell table:formula="of:= 46656 / [.B416]" office:value-type="float" office:value="1555.2">
            <text:p>1555.2</text:p>
          </table:table-cell>
          <table:table-cell table:formula="of:= [.B416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344446">
            <text:p>344446</text:p>
          </table:table-cell>
          <table:table-cell office:value-type="float" office:value="30">
            <text:p>30</text:p>
          </table:table-cell>
          <table:table-cell table:formula="of:= 46656 / [.B417]" office:value-type="float" office:value="1555.2">
            <text:p>1555.2</text:p>
          </table:table-cell>
          <table:table-cell table:formula="of:= [.B417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344455">
            <text:p>344455</text:p>
          </table:table-cell>
          <table:table-cell office:value-type="float" office:value="60">
            <text:p>60</text:p>
          </table:table-cell>
          <table:table-cell table:formula="of:= 46656 / [.B418]" office:value-type="float" office:value="777.6">
            <text:p>777.6</text:p>
          </table:table-cell>
          <table:table-cell table:formula="of:= [.B418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344456">
            <text:p>344456</text:p>
          </table:table-cell>
          <table:table-cell office:value-type="float" office:value="120">
            <text:p>120</text:p>
          </table:table-cell>
          <table:table-cell table:formula="of:= 46656 / [.B419]" office:value-type="float" office:value="388.8">
            <text:p>388.8</text:p>
          </table:table-cell>
          <table:table-cell table:formula="of:= [.B419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344466">
            <text:p>344466</text:p>
          </table:table-cell>
          <table:table-cell office:value-type="float" office:value="60">
            <text:p>60</text:p>
          </table:table-cell>
          <table:table-cell table:formula="of:= 46656 / [.B420]" office:value-type="float" office:value="777.6">
            <text:p>777.6</text:p>
          </table:table-cell>
          <table:table-cell table:formula="of:= [.B420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344555">
            <text:p>344555</text:p>
          </table:table-cell>
          <table:table-cell office:value-type="float" office:value="60">
            <text:p>60</text:p>
          </table:table-cell>
          <table:table-cell table:formula="of:= 46656 / [.B421]" office:value-type="float" office:value="777.6">
            <text:p>777.6</text:p>
          </table:table-cell>
          <table:table-cell table:formula="of:= [.B421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344556">
            <text:p>344556</text:p>
          </table:table-cell>
          <table:table-cell office:value-type="float" office:value="180">
            <text:p>180</text:p>
          </table:table-cell>
          <table:table-cell table:formula="of:= 46656 / [.B422]" office:value-type="float" office:value="259.2">
            <text:p>259.2</text:p>
          </table:table-cell>
          <table:table-cell table:formula="of:= [.B422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344566">
            <text:p>344566</text:p>
          </table:table-cell>
          <table:table-cell office:value-type="float" office:value="180">
            <text:p>180</text:p>
          </table:table-cell>
          <table:table-cell table:formula="of:= 46656 / [.B423]" office:value-type="float" office:value="259.2">
            <text:p>259.2</text:p>
          </table:table-cell>
          <table:table-cell table:formula="of:= [.B423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344666">
            <text:p>344666</text:p>
          </table:table-cell>
          <table:table-cell office:value-type="float" office:value="60">
            <text:p>60</text:p>
          </table:table-cell>
          <table:table-cell table:formula="of:= 46656 / [.B424]" office:value-type="float" office:value="777.6">
            <text:p>777.6</text:p>
          </table:table-cell>
          <table:table-cell table:formula="of:= [.B424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345555">
            <text:p>345555</text:p>
          </table:table-cell>
          <table:table-cell office:value-type="float" office:value="30">
            <text:p>30</text:p>
          </table:table-cell>
          <table:table-cell table:formula="of:= 46656 / [.B425]" office:value-type="float" office:value="1555.2">
            <text:p>1555.2</text:p>
          </table:table-cell>
          <table:table-cell table:formula="of:= [.B425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345556">
            <text:p>345556</text:p>
          </table:table-cell>
          <table:table-cell office:value-type="float" office:value="120">
            <text:p>120</text:p>
          </table:table-cell>
          <table:table-cell table:formula="of:= 46656 / [.B426]" office:value-type="float" office:value="388.8">
            <text:p>388.8</text:p>
          </table:table-cell>
          <table:table-cell table:formula="of:= [.B426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345566">
            <text:p>345566</text:p>
          </table:table-cell>
          <table:table-cell office:value-type="float" office:value="180">
            <text:p>180</text:p>
          </table:table-cell>
          <table:table-cell table:formula="of:= 46656 / [.B427]" office:value-type="float" office:value="259.2">
            <text:p>259.2</text:p>
          </table:table-cell>
          <table:table-cell table:formula="of:= [.B427] / 46656" office:value-type="percentage" office:value="0.00385802469135802">
            <text:p>0.3858%</text:p>
          </table:table-cell>
        </table:table-row>
        <table:table-row table:style-name="ro1">
          <table:table-cell office:value-type="float" office:value="345666">
            <text:p>345666</text:p>
          </table:table-cell>
          <table:table-cell office:value-type="float" office:value="120">
            <text:p>120</text:p>
          </table:table-cell>
          <table:table-cell table:formula="of:= 46656 / [.B428]" office:value-type="float" office:value="388.8">
            <text:p>388.8</text:p>
          </table:table-cell>
          <table:table-cell table:formula="of:= [.B428] / 46656" office:value-type="percentage" office:value="0.00257201646090535">
            <text:p>0.2572%</text:p>
          </table:table-cell>
        </table:table-row>
        <table:table-row table:style-name="ro1">
          <table:table-cell office:value-type="float" office:value="346666">
            <text:p>346666</text:p>
          </table:table-cell>
          <table:table-cell office:value-type="float" office:value="30">
            <text:p>30</text:p>
          </table:table-cell>
          <table:table-cell table:formula="of:= 46656 / [.B429]" office:value-type="float" office:value="1555.2">
            <text:p>1555.2</text:p>
          </table:table-cell>
          <table:table-cell table:formula="of:= [.B429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355555">
            <text:p>355555</text:p>
          </table:table-cell>
          <table:table-cell office:value-type="float" office:value="6">
            <text:p>6</text:p>
          </table:table-cell>
          <table:table-cell table:formula="of:= 46656 / [.B430]" office:value-type="float" office:value="7776">
            <text:p>7776</text:p>
          </table:table-cell>
          <table:table-cell table:formula="of:= [.B430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355556">
            <text:p>355556</text:p>
          </table:table-cell>
          <table:table-cell office:value-type="float" office:value="30">
            <text:p>30</text:p>
          </table:table-cell>
          <table:table-cell table:formula="of:= 46656 / [.B431]" office:value-type="float" office:value="1555.2">
            <text:p>1555.2</text:p>
          </table:table-cell>
          <table:table-cell table:formula="of:= [.B431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355566">
            <text:p>355566</text:p>
          </table:table-cell>
          <table:table-cell office:value-type="float" office:value="60">
            <text:p>60</text:p>
          </table:table-cell>
          <table:table-cell table:formula="of:= 46656 / [.B432]" office:value-type="float" office:value="777.6">
            <text:p>777.6</text:p>
          </table:table-cell>
          <table:table-cell table:formula="of:= [.B432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355666">
            <text:p>355666</text:p>
          </table:table-cell>
          <table:table-cell office:value-type="float" office:value="60">
            <text:p>60</text:p>
          </table:table-cell>
          <table:table-cell table:formula="of:= 46656 / [.B433]" office:value-type="float" office:value="777.6">
            <text:p>777.6</text:p>
          </table:table-cell>
          <table:table-cell table:formula="of:= [.B433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356666">
            <text:p>356666</text:p>
          </table:table-cell>
          <table:table-cell office:value-type="float" office:value="30">
            <text:p>30</text:p>
          </table:table-cell>
          <table:table-cell table:formula="of:= 46656 / [.B434]" office:value-type="float" office:value="1555.2">
            <text:p>1555.2</text:p>
          </table:table-cell>
          <table:table-cell table:formula="of:= [.B434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366666">
            <text:p>366666</text:p>
          </table:table-cell>
          <table:table-cell office:value-type="float" office:value="6">
            <text:p>6</text:p>
          </table:table-cell>
          <table:table-cell table:formula="of:= 46656 / [.B435]" office:value-type="float" office:value="7776">
            <text:p>7776</text:p>
          </table:table-cell>
          <table:table-cell table:formula="of:= [.B435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444444">
            <text:p>444444</text:p>
          </table:table-cell>
          <table:table-cell office:value-type="float" office:value="1">
            <text:p>1</text:p>
          </table:table-cell>
          <table:table-cell table:formula="of:= 46656 / [.B436]" office:value-type="float" office:value="46656">
            <text:p>46656</text:p>
          </table:table-cell>
          <table:table-cell table:formula="of:= [.B436] / 46656" office:value-type="percentage" office:value="0.0000214334705075446">
            <text:p>0.0021%</text:p>
          </table:table-cell>
        </table:table-row>
        <table:table-row table:style-name="ro1">
          <table:table-cell office:value-type="float" office:value="444445">
            <text:p>444445</text:p>
          </table:table-cell>
          <table:table-cell office:value-type="float" office:value="6">
            <text:p>6</text:p>
          </table:table-cell>
          <table:table-cell table:formula="of:= 46656 / [.B437]" office:value-type="float" office:value="7776">
            <text:p>7776</text:p>
          </table:table-cell>
          <table:table-cell table:formula="of:= [.B437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444446">
            <text:p>444446</text:p>
          </table:table-cell>
          <table:table-cell office:value-type="float" office:value="6">
            <text:p>6</text:p>
          </table:table-cell>
          <table:table-cell table:formula="of:= 46656 / [.B438]" office:value-type="float" office:value="7776">
            <text:p>7776</text:p>
          </table:table-cell>
          <table:table-cell table:formula="of:= [.B438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444455">
            <text:p>444455</text:p>
          </table:table-cell>
          <table:table-cell office:value-type="float" office:value="15">
            <text:p>15</text:p>
          </table:table-cell>
          <table:table-cell table:formula="of:= 46656 / [.B439]" office:value-type="float" office:value="3110.4">
            <text:p>3110.4</text:p>
          </table:table-cell>
          <table:table-cell table:formula="of:= [.B439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444456">
            <text:p>444456</text:p>
          </table:table-cell>
          <table:table-cell office:value-type="float" office:value="30">
            <text:p>30</text:p>
          </table:table-cell>
          <table:table-cell table:formula="of:= 46656 / [.B440]" office:value-type="float" office:value="1555.2">
            <text:p>1555.2</text:p>
          </table:table-cell>
          <table:table-cell table:formula="of:= [.B440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444466">
            <text:p>444466</text:p>
          </table:table-cell>
          <table:table-cell office:value-type="float" office:value="15">
            <text:p>15</text:p>
          </table:table-cell>
          <table:table-cell table:formula="of:= 46656 / [.B441]" office:value-type="float" office:value="3110.4">
            <text:p>3110.4</text:p>
          </table:table-cell>
          <table:table-cell table:formula="of:= [.B441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444555">
            <text:p>444555</text:p>
          </table:table-cell>
          <table:table-cell office:value-type="float" office:value="20">
            <text:p>20</text:p>
          </table:table-cell>
          <table:table-cell table:formula="of:= 46656 / [.B442]" office:value-type="float" office:value="2332.8">
            <text:p>2332.8</text:p>
          </table:table-cell>
          <table:table-cell table:formula="of:= [.B442] / 46656" office:value-type="percentage" office:value="0.000428669410150892">
            <text:p>0.0429%</text:p>
          </table:table-cell>
        </table:table-row>
        <table:table-row table:style-name="ro1">
          <table:table-cell office:value-type="float" office:value="444556">
            <text:p>444556</text:p>
          </table:table-cell>
          <table:table-cell office:value-type="float" office:value="60">
            <text:p>60</text:p>
          </table:table-cell>
          <table:table-cell table:formula="of:= 46656 / [.B443]" office:value-type="float" office:value="777.6">
            <text:p>777.6</text:p>
          </table:table-cell>
          <table:table-cell table:formula="of:= [.B443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444566">
            <text:p>444566</text:p>
          </table:table-cell>
          <table:table-cell office:value-type="float" office:value="60">
            <text:p>60</text:p>
          </table:table-cell>
          <table:table-cell table:formula="of:= 46656 / [.B444]" office:value-type="float" office:value="777.6">
            <text:p>777.6</text:p>
          </table:table-cell>
          <table:table-cell table:formula="of:= [.B444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444666">
            <text:p>444666</text:p>
          </table:table-cell>
          <table:table-cell office:value-type="float" office:value="20">
            <text:p>20</text:p>
          </table:table-cell>
          <table:table-cell table:formula="of:= 46656 / [.B445]" office:value-type="float" office:value="2332.8">
            <text:p>2332.8</text:p>
          </table:table-cell>
          <table:table-cell table:formula="of:= [.B445] / 46656" office:value-type="percentage" office:value="0.000428669410150892">
            <text:p>0.0429%</text:p>
          </table:table-cell>
        </table:table-row>
        <table:table-row table:style-name="ro1">
          <table:table-cell office:value-type="float" office:value="445555">
            <text:p>445555</text:p>
          </table:table-cell>
          <table:table-cell office:value-type="float" office:value="15">
            <text:p>15</text:p>
          </table:table-cell>
          <table:table-cell table:formula="of:= 46656 / [.B446]" office:value-type="float" office:value="3110.4">
            <text:p>3110.4</text:p>
          </table:table-cell>
          <table:table-cell table:formula="of:= [.B446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445556">
            <text:p>445556</text:p>
          </table:table-cell>
          <table:table-cell office:value-type="float" office:value="60">
            <text:p>60</text:p>
          </table:table-cell>
          <table:table-cell table:formula="of:= 46656 / [.B447]" office:value-type="float" office:value="777.6">
            <text:p>777.6</text:p>
          </table:table-cell>
          <table:table-cell table:formula="of:= [.B447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445566">
            <text:p>445566</text:p>
          </table:table-cell>
          <table:table-cell office:value-type="float" office:value="90">
            <text:p>90</text:p>
          </table:table-cell>
          <table:table-cell table:formula="of:= 46656 / [.B448]" office:value-type="float" office:value="518.4">
            <text:p>518.4</text:p>
          </table:table-cell>
          <table:table-cell table:formula="of:= [.B448] / 46656" office:value-type="percentage" office:value="0.00192901234567901">
            <text:p>0.1929%</text:p>
          </table:table-cell>
        </table:table-row>
        <table:table-row table:style-name="ro1">
          <table:table-cell office:value-type="float" office:value="445666">
            <text:p>445666</text:p>
          </table:table-cell>
          <table:table-cell office:value-type="float" office:value="60">
            <text:p>60</text:p>
          </table:table-cell>
          <table:table-cell table:formula="of:= 46656 / [.B449]" office:value-type="float" office:value="777.6">
            <text:p>777.6</text:p>
          </table:table-cell>
          <table:table-cell table:formula="of:= [.B449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446666">
            <text:p>446666</text:p>
          </table:table-cell>
          <table:table-cell office:value-type="float" office:value="15">
            <text:p>15</text:p>
          </table:table-cell>
          <table:table-cell table:formula="of:= 46656 / [.B450]" office:value-type="float" office:value="3110.4">
            <text:p>3110.4</text:p>
          </table:table-cell>
          <table:table-cell table:formula="of:= [.B450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455555">
            <text:p>455555</text:p>
          </table:table-cell>
          <table:table-cell office:value-type="float" office:value="6">
            <text:p>6</text:p>
          </table:table-cell>
          <table:table-cell table:formula="of:= 46656 / [.B451]" office:value-type="float" office:value="7776">
            <text:p>7776</text:p>
          </table:table-cell>
          <table:table-cell table:formula="of:= [.B451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455556">
            <text:p>455556</text:p>
          </table:table-cell>
          <table:table-cell office:value-type="float" office:value="30">
            <text:p>30</text:p>
          </table:table-cell>
          <table:table-cell table:formula="of:= 46656 / [.B452]" office:value-type="float" office:value="1555.2">
            <text:p>1555.2</text:p>
          </table:table-cell>
          <table:table-cell table:formula="of:= [.B452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455566">
            <text:p>455566</text:p>
          </table:table-cell>
          <table:table-cell office:value-type="float" office:value="60">
            <text:p>60</text:p>
          </table:table-cell>
          <table:table-cell table:formula="of:= 46656 / [.B453]" office:value-type="float" office:value="777.6">
            <text:p>777.6</text:p>
          </table:table-cell>
          <table:table-cell table:formula="of:= [.B453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455666">
            <text:p>455666</text:p>
          </table:table-cell>
          <table:table-cell office:value-type="float" office:value="60">
            <text:p>60</text:p>
          </table:table-cell>
          <table:table-cell table:formula="of:= 46656 / [.B454]" office:value-type="float" office:value="777.6">
            <text:p>777.6</text:p>
          </table:table-cell>
          <table:table-cell table:formula="of:= [.B454] / 46656" office:value-type="percentage" office:value="0.00128600823045267">
            <text:p>0.1286%</text:p>
          </table:table-cell>
        </table:table-row>
        <table:table-row table:style-name="ro1">
          <table:table-cell office:value-type="float" office:value="456666">
            <text:p>456666</text:p>
          </table:table-cell>
          <table:table-cell office:value-type="float" office:value="30">
            <text:p>30</text:p>
          </table:table-cell>
          <table:table-cell table:formula="of:= 46656 / [.B455]" office:value-type="float" office:value="1555.2">
            <text:p>1555.2</text:p>
          </table:table-cell>
          <table:table-cell table:formula="of:= [.B455] / 46656" office:value-type="percentage" office:value="0.000643004115226337">
            <text:p>0.0643%</text:p>
          </table:table-cell>
        </table:table-row>
        <table:table-row table:style-name="ro1">
          <table:table-cell office:value-type="float" office:value="466666">
            <text:p>466666</text:p>
          </table:table-cell>
          <table:table-cell office:value-type="float" office:value="6">
            <text:p>6</text:p>
          </table:table-cell>
          <table:table-cell table:formula="of:= 46656 / [.B456]" office:value-type="float" office:value="7776">
            <text:p>7776</text:p>
          </table:table-cell>
          <table:table-cell table:formula="of:= [.B456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555555">
            <text:p>555555</text:p>
          </table:table-cell>
          <table:table-cell office:value-type="float" office:value="1">
            <text:p>1</text:p>
          </table:table-cell>
          <table:table-cell table:formula="of:= 46656 / [.B457]" office:value-type="float" office:value="46656">
            <text:p>46656</text:p>
          </table:table-cell>
          <table:table-cell table:formula="of:= [.B457] / 46656" office:value-type="percentage" office:value="0.0000214334705075446">
            <text:p>0.0021%</text:p>
          </table:table-cell>
        </table:table-row>
        <table:table-row table:style-name="ro1">
          <table:table-cell office:value-type="float" office:value="555556">
            <text:p>555556</text:p>
          </table:table-cell>
          <table:table-cell office:value-type="float" office:value="6">
            <text:p>6</text:p>
          </table:table-cell>
          <table:table-cell table:formula="of:= 46656 / [.B458]" office:value-type="float" office:value="7776">
            <text:p>7776</text:p>
          </table:table-cell>
          <table:table-cell table:formula="of:= [.B458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555566">
            <text:p>555566</text:p>
          </table:table-cell>
          <table:table-cell office:value-type="float" office:value="15">
            <text:p>15</text:p>
          </table:table-cell>
          <table:table-cell table:formula="of:= 46656 / [.B459]" office:value-type="float" office:value="3110.4">
            <text:p>3110.4</text:p>
          </table:table-cell>
          <table:table-cell table:formula="of:= [.B459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555666">
            <text:p>555666</text:p>
          </table:table-cell>
          <table:table-cell office:value-type="float" office:value="20">
            <text:p>20</text:p>
          </table:table-cell>
          <table:table-cell table:formula="of:= 46656 / [.B460]" office:value-type="float" office:value="2332.8">
            <text:p>2332.8</text:p>
          </table:table-cell>
          <table:table-cell table:formula="of:= [.B460] / 46656" office:value-type="percentage" office:value="0.000428669410150892">
            <text:p>0.0429%</text:p>
          </table:table-cell>
        </table:table-row>
        <table:table-row table:style-name="ro1">
          <table:table-cell office:value-type="float" office:value="556666">
            <text:p>556666</text:p>
          </table:table-cell>
          <table:table-cell office:value-type="float" office:value="15">
            <text:p>15</text:p>
          </table:table-cell>
          <table:table-cell table:formula="of:= 46656 / [.B461]" office:value-type="float" office:value="3110.4">
            <text:p>3110.4</text:p>
          </table:table-cell>
          <table:table-cell table:formula="of:= [.B461] / 46656" office:value-type="percentage" office:value="0.000321502057613169">
            <text:p>0.0322%</text:p>
          </table:table-cell>
        </table:table-row>
        <table:table-row table:style-name="ro1">
          <table:table-cell office:value-type="float" office:value="566666">
            <text:p>566666</text:p>
          </table:table-cell>
          <table:table-cell office:value-type="float" office:value="6">
            <text:p>6</text:p>
          </table:table-cell>
          <table:table-cell table:formula="of:= 46656 / [.B462]" office:value-type="float" office:value="7776">
            <text:p>7776</text:p>
          </table:table-cell>
          <table:table-cell table:formula="of:= [.B462] / 46656" office:value-type="percentage" office:value="0.000128600823045268">
            <text:p>0.0129%</text:p>
          </table:table-cell>
        </table:table-row>
        <table:table-row table:style-name="ro1">
          <table:table-cell office:value-type="float" office:value="666666">
            <text:p>666666</text:p>
          </table:table-cell>
          <table:table-cell office:value-type="float" office:value="1">
            <text:p>1</text:p>
          </table:table-cell>
          <table:table-cell table:formula="of:= 46656 / [.B463]" office:value-type="float" office:value="46656">
            <text:p>46656</text:p>
          </table:table-cell>
          <table:table-cell table:formula="of:= [.B463] / 46656" office:value-type="percentage" office:value="0.0000214334705075446">
            <text:p>0.0021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</text:p>
          </table:table-cell>
          <table:table-cell table:formula="of:=SUM([.B2:.B464])" office:value-type="float" office:value="46656">
            <text:p>46656</text:p>
          </table:table-cell>
          <table:table-cell/>
          <table:table-cell table:formula="of:=SUM([.D2:.D464])" office:value-type="percentage" office:value="0.999999999999994">
            <text:p>100.0000%</text:p>
          </table:table-cell>
        </table:table-row>
        <table:table-row table:style-name="ro1" table:number-rows-repeated="10481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6">
      <number:number number:decimal-places="4" number:min-integer-digits="1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4/25/2016</text:date>, <text:time>13:0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hony Kozar</meta:initial-creator>
    <meta:creation-date>2016-04-25T02:11:05</meta:creation-date>
    <dc:date>2016-04-25T13:04:56</dc:date>
    <dc:creator>Anthony Kozar</dc:creator>
    <meta:editing-duration>PT10H53M53S</meta:editing-duration>
    <meta:editing-cycles>3</meta:editing-cycles>
    <meta:generator>OpenOffice.org/3.3$Unix OpenOffice.org_project/330m20$Build-9567</meta:generator>
    <meta:document-statistic meta:table-count="3" meta:cell-count="1855" meta:object-count="0"/>
  </office:meta>
</office:document-meta>
</file>